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9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svg:width="19.307cm" svg:height="15.31cm" svg:x="2.832cm" svg:y="23.086cm">
            <draw:object draw:notify-on-update-of-ranges="Sheet1.A3:Sheet1.A26 Sheet1.B2:Sheet1.B2 Sheet1.B3:Sheet1.B26 Sheet1.C2:Sheet1.C2 Sheet1.C3:Sheet1.C26 Sheet1.D2:Sheet1.D2 Sheet1.D3:Sheet1.D2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3.098cm" svg:height="15.625cm" svg:x="21.506cm" svg:y="19.128cm">
            <draw:object draw:notify-on-update-of-ranges="Sheet1.I3:Sheet1.I35 Sheet1.J2:Sheet1.J2 Sheet1.J3:Sheet1.J35 Sheet1.K2:Sheet1.K2 Sheet1.K3:Sheet1.K35 Sheet1.L2:Sheet1.L2 Sheet1.L3:Sheet1.L3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8.801cm" svg:height="8.999cm" svg:x="58.781cm" svg:y="9.757cm">
            <draw:object draw:notify-on-update-of-ranges="Sheet1.E3:Sheet1.E26 Sheet1.F2:Sheet1.F2 Sheet1.F3:Sheet1.F26 Sheet1.G2:Sheet1.G2 Sheet1.G3:Sheet1.G26 Sheet1.H2:Sheet1.H2 Sheet1.H3:Sheet1.H2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8.872cm" svg:height="10.6cm" svg:x="39.191cm" svg:y="10.628cm">
            <draw:object draw:notify-on-update-of-ranges="Sheet1.M3:Sheet1.M35 Sheet1.N2:Sheet1.N2 Sheet1.N3:Sheet1.N35 Sheet1.O2:Sheet1.O2 Sheet1.O3:Sheet1.O35 Sheet1.P2:Sheet1.P2 Sheet1.P3:Sheet1.P3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2" draw:text-style-name="P1" svg:width="20.185cm" svg:height="14.073cm" svg:x="37.063cm" svg:y="0.526cm">
            <draw:object draw:notify-on-update-of-ranges="Sheet1.M3:Sheet1.M35 Sheet1.N2:Sheet1.N2 Sheet1.N3:Sheet1.N35 Sheet1.O2:Sheet1.O2 Sheet1.O3:Sheet1.O35 Sheet1.P2:Sheet1.P2 Sheet1.P3:Sheet1.P3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2" draw:text-style-name="P1" svg:width="19.032cm" svg:height="12.429cm" svg:x="18.086cm" svg:y="9.836cm">
            <draw:object draw:notify-on-update-of-ranges="Sheet1.E3:Sheet1.E32 Sheet1.F2:Sheet1.F2 Sheet1.F3:Sheet1.F32 Sheet1.G2:Sheet1.G2 Sheet1.G3:Sheet1.G32 Sheet1.H2:Sheet1.H2 Sheet1.H3:Sheet1.H3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15" table:default-cell-style-name="Default"/>
        <table:table-row table:style-name="ro3">
          <table:table-cell table:number-columns-repeated="16"/>
        </table:table-row>
        <table:table-row table:style-name="ro2">
          <table:table-cell/>
          <table:table-cell office:value-type="string" calcext:value-type="string">
            <text:p>Top1</text:p>
          </table:table-cell>
          <table:table-cell office:value-type="string" calcext:value-type="string">
            <text:p><text:s/>Top10</text:p>
          </table:table-cell>
          <table:table-cell office:value-type="string" calcext:value-type="string">
            <text:p>Top100</text:p>
          </table:table-cell>
          <table:table-cell/>
          <table:table-cell office:value-type="string" calcext:value-type="string">
            <text:p>Top1</text:p>
          </table:table-cell>
          <table:table-cell office:value-type="string" calcext:value-type="string">
            <text:p><text:s/>Top10</text:p>
          </table:table-cell>
          <table:table-cell office:value-type="string" calcext:value-type="string">
            <text:p>Top100</text:p>
          </table:table-cell>
          <table:table-cell/>
          <table:table-cell office:value-type="string" calcext:value-type="string">
            <text:p>Top1</text:p>
          </table:table-cell>
          <table:table-cell office:value-type="string" calcext:value-type="string">
            <text:p><text:s/>Top10</text:p>
          </table:table-cell>
          <table:table-cell office:value-type="string" calcext:value-type="string">
            <text:p>Top100</text:p>
          </table:table-cell>
          <table:table-cell/>
          <table:table-cell office:value-type="string" calcext:value-type="string">
            <text:p>Top1</text:p>
          </table:table-cell>
          <table:table-cell office:value-type="string" calcext:value-type="string">
            <text:p><text:s/>Top10</text:p>
          </table:table-cell>
          <table:table-cell office:value-type="string" calcext:value-type="string">
            <text:p>Top100</text:p>
          </table:table-cell>
        </table:table-row>
        <table:table-row table:style-name="ro3">
          <table:table-cell office:value-type="string" calcext:value-type="string">
            <text:p>CP_ELOCAL_CB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266666666667" calcext:value-type="float">
            <text:p>0,2666666667</text:p>
          </table:table-cell>
          <table:table-cell office:value-type="float" office:value="0.533333333333" calcext:value-type="float">
            <text:p>0,5333333333</text:p>
          </table:table-cell>
          <table:table-cell office:value-type="string" calcext:value-type="string">
            <text:p>CP_ELOCAL_CB</text:p>
          </table:table-cell>
          <table:table-cell table:style-name="ce1" table:formula="of:=[.B3]*100" office:value-type="float" office:value="6.66666666667" calcext:value-type="float">
            <text:p>6,67</text:p>
          </table:table-cell>
          <table:table-cell table:style-name="ce1" table:formula="of:=[.C3]*100" office:value-type="float" office:value="26.6666666667" calcext:value-type="float">
            <text:p>26,67</text:p>
          </table:table-cell>
          <table:table-cell table:style-name="ce1" table:formula="of:=[.D3]*100" office:value-type="float" office:value="53.3333333333" calcext:value-type="float">
            <text:p>53,33</text:p>
          </table:table-cell>
          <table:table-cell office:value-type="string" calcext:value-type="string">
            <text:p>CP_TS</text:p>
          </table:table-cell>
          <table:table-cell office:value-type="float" office:value="0" calcext:value-type="float">
            <text:p>0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CP_TS</text:p>
          </table:table-cell>
          <table:table-cell table:style-name="ce2" table:formula="of:=[.J3]*100" office:value-type="float" office:value="0" calcext:value-type="float">
            <text:p>0</text:p>
          </table:table-cell>
          <table:table-cell table:style-name="ce2" table:formula="of:=[.K3]*100" office:value-type="float" office:value="13.3333333333" calcext:value-type="float">
            <text:p>13</text:p>
          </table:table-cell>
          <table:table-cell table:style-name="ce2" table:formula="of:=[.L3]*100" office:value-type="float" office:value="60" calcext:value-type="float">
            <text:p>60</text:p>
          </table:table-cell>
        </table:table-row>
        <table:table-row table:style-name="ro3">
          <table:table-cell office:value-type="string" calcext:value-type="string">
            <text:p>CP_MSBM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266666666667" calcext:value-type="float">
            <text:p>0,2666666667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CP_MSBM</text:p>
          </table:table-cell>
          <table:table-cell table:style-name="ce1" table:formula="of:=[.B4]*100" office:value-type="float" office:value="6.66666666667" calcext:value-type="float">
            <text:p>6,67</text:p>
          </table:table-cell>
          <table:table-cell table:style-name="ce1" table:formula="of:=[.C4]*100" office:value-type="float" office:value="26.6666666667" calcext:value-type="float">
            <text:p>26,67</text:p>
          </table:table-cell>
          <table:table-cell table:style-name="ce1" table:formula="of:=[.D4]*100" office:value-type="float" office:value="60" calcext:value-type="float">
            <text:p>60,00</text:p>
          </table:table-cell>
          <table:table-cell office:value-type="string" calcext:value-type="string">
            <text:p>CP_EPAIR_MIN</text:p>
          </table:table-cell>
          <table:table-cell office:value-type="float" office:value="0" calcext:value-type="float">
            <text:p>0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CP_EPAIR_MIN</text:p>
          </table:table-cell>
          <table:table-cell table:style-name="ce2" table:formula="of:=[.J4]*100" office:value-type="float" office:value="0" calcext:value-type="float">
            <text:p>0</text:p>
          </table:table-cell>
          <table:table-cell table:style-name="ce2" table:formula="of:=[.K4]*100" office:value-type="float" office:value="13.3333333333" calcext:value-type="float">
            <text:p>13</text:p>
          </table:table-cell>
          <table:table-cell table:style-name="ce2" table:formula="of:=[.L4]*100" office:value-type="float" office:value="60" calcext:value-type="float">
            <text:p>60</text:p>
          </table:table-cell>
        </table:table-row>
        <table:table-row table:style-name="ro3">
          <table:table-cell office:value-type="string" calcext:value-type="string">
            <text:p>CP_ZLOCAL_CB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266666666667" calcext:value-type="float">
            <text:p>0,2666666667</text:p>
          </table:table-cell>
          <table:table-cell office:value-type="float" office:value="0.533333333333" calcext:value-type="float">
            <text:p>0,5333333333</text:p>
          </table:table-cell>
          <table:table-cell office:value-type="string" calcext:value-type="string">
            <text:p>CP_ZLOCAL_CB</text:p>
          </table:table-cell>
          <table:table-cell table:style-name="ce1" table:formula="of:=[.B5]*100" office:value-type="float" office:value="13.3333333333" calcext:value-type="float">
            <text:p>13,33</text:p>
          </table:table-cell>
          <table:table-cell table:style-name="ce1" table:formula="of:=[.C5]*100" office:value-type="float" office:value="26.6666666667" calcext:value-type="float">
            <text:p>26,67</text:p>
          </table:table-cell>
          <table:table-cell table:style-name="ce1" table:formula="of:=[.D5]*100" office:value-type="float" office:value="53.3333333333" calcext:value-type="float">
            <text:p>53,33</text:p>
          </table:table-cell>
          <table:table-cell office:value-type="string" calcext:value-type="string">
            <text:p>CP_MJ2h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CP_MJ2h</text:p>
          </table:table-cell>
          <table:table-cell table:style-name="ce2" table:formula="of:=[.J5]*100" office:value-type="float" office:value="6.66666666667" calcext:value-type="float">
            <text:p>7</text:p>
          </table:table-cell>
          <table:table-cell table:style-name="ce2" table:formula="of:=[.K5]*100" office:value-type="float" office:value="13.3333333333" calcext:value-type="float">
            <text:p>13</text:p>
          </table:table-cell>
          <table:table-cell table:style-name="ce2" table:formula="of:=[.L5]*100" office:value-type="float" office:value="60" calcext:value-type="float">
            <text:p>60</text:p>
          </table:table-cell>
        </table:table-row>
        <table:table-row table:style-name="ro3">
          <table:table-cell office:value-type="string" calcext:value-type="string">
            <text:p>CP_Qm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266666666667" calcext:value-type="float">
            <text:p>0,2666666667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CP_Qm</text:p>
          </table:table-cell>
          <table:table-cell table:style-name="ce1" table:formula="of:=[.B6]*100" office:value-type="float" office:value="13.3333333333" calcext:value-type="float">
            <text:p>13,33</text:p>
          </table:table-cell>
          <table:table-cell table:style-name="ce1" table:formula="of:=[.C6]*100" office:value-type="float" office:value="26.6666666667" calcext:value-type="float">
            <text:p>26,67</text:p>
          </table:table-cell>
          <table:table-cell table:style-name="ce1" table:formula="of:=[.D6]*100" office:value-type="float" office:value="60" calcext:value-type="float">
            <text:p>60,00</text:p>
          </table:table-cell>
          <table:table-cell office:value-type="string" calcext:value-type="string">
            <text:p>AP_MPS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AP_MPS</text:p>
          </table:table-cell>
          <table:table-cell table:style-name="ce2" table:formula="of:=[.J6]*100" office:value-type="float" office:value="6.66666666667" calcext:value-type="float">
            <text:p>7</text:p>
          </table:table-cell>
          <table:table-cell table:style-name="ce2" table:formula="of:=[.K6]*100" office:value-type="float" office:value="13.3333333333" calcext:value-type="float">
            <text:p>13</text:p>
          </table:table-cell>
          <table:table-cell table:style-name="ce2" table:formula="of:=[.L6]*100" office:value-type="float" office:value="60" calcext:value-type="float">
            <text:p>60</text:p>
          </table:table-cell>
        </table:table-row>
        <table:table-row table:style-name="ro3">
          <table:table-cell office:value-type="string" calcext:value-type="string">
            <text:p>CP_BL</text:p>
          </table:table-cell>
          <table:table-cell office:value-type="float" office:value="0.2" calcext:value-type="float">
            <text:p>0,2</text:p>
          </table:table-cell>
          <table:table-cell office:value-type="float" office:value="0.266666666667" calcext:value-type="float">
            <text:p>0,2666666667</text:p>
          </table:table-cell>
          <table:table-cell office:value-type="float" office:value="0.466666666667" calcext:value-type="float">
            <text:p>0,4666666667</text:p>
          </table:table-cell>
          <table:table-cell office:value-type="string" calcext:value-type="string">
            <text:p>CP_BL</text:p>
          </table:table-cell>
          <table:table-cell table:style-name="ce1" table:formula="of:=[.B7]*100" office:value-type="float" office:value="20" calcext:value-type="float">
            <text:p>20,00</text:p>
          </table:table-cell>
          <table:table-cell table:style-name="ce1" table:formula="of:=[.C7]*100" office:value-type="float" office:value="26.6666666667" calcext:value-type="float">
            <text:p>26,67</text:p>
          </table:table-cell>
          <table:table-cell table:style-name="ce1" table:formula="of:=[.D7]*100" office:value-type="float" office:value="46.6666666667" calcext:value-type="float">
            <text:p>46,67</text:p>
          </table:table-cell>
          <table:table-cell office:value-type="string" calcext:value-type="string">
            <text:p>CP_HLPL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CP_HLPL</text:p>
          </table:table-cell>
          <table:table-cell table:style-name="ce2" table:formula="of:=[.J7]*100" office:value-type="float" office:value="0" calcext:value-type="float">
            <text:p>0</text:p>
          </table:table-cell>
          <table:table-cell table:style-name="ce2" table:formula="of:=[.K7]*100" office:value-type="float" office:value="20" calcext:value-type="float">
            <text:p>20</text:p>
          </table:table-cell>
          <table:table-cell table:style-name="ce2" table:formula="of:=[.L7]*100" office:value-type="float" office:value="60" calcext:value-type="float">
            <text:p>60</text:p>
          </table:table-cell>
        </table:table-row>
        <table:table-row table:style-name="ro3">
          <table:table-cell office:value-type="string" calcext:value-type="string">
            <text:p>CP_Qa</text:p>
          </table:table-cell>
          <table:table-cell office:value-type="float" office:value="0.2" calcext:value-type="float">
            <text:p>0,2</text:p>
          </table:table-cell>
          <table:table-cell office:value-type="float" office:value="0.266666666667" calcext:value-type="float">
            <text:p>0,2666666667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CP_Qa</text:p>
          </table:table-cell>
          <table:table-cell table:style-name="ce1" table:formula="of:=[.B8]*100" office:value-type="float" office:value="20" calcext:value-type="float">
            <text:p>20,00</text:p>
          </table:table-cell>
          <table:table-cell table:style-name="ce1" table:formula="of:=[.C8]*100" office:value-type="float" office:value="26.6666666667" calcext:value-type="float">
            <text:p>26,67</text:p>
          </table:table-cell>
          <table:table-cell table:style-name="ce1" table:formula="of:=[.D8]*100" office:value-type="float" office:value="60" calcext:value-type="float">
            <text:p>60,00</text:p>
          </table:table-cell>
          <table:table-cell office:value-type="string" calcext:value-type="string">
            <text:p>CP_ES3DC_CB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CP_ES3DC_CB</text:p>
          </table:table-cell>
          <table:table-cell table:style-name="ce2" table:formula="of:=[.J8]*100" office:value-type="float" office:value="0" calcext:value-type="float">
            <text:p>0</text:p>
          </table:table-cell>
          <table:table-cell table:style-name="ce2" table:formula="of:=[.K8]*100" office:value-type="float" office:value="20" calcext:value-type="float">
            <text:p>20</text:p>
          </table:table-cell>
          <table:table-cell table:style-name="ce2" table:formula="of:=[.L8]*100" office:value-type="float" office:value="60" calcext:value-type="float">
            <text:p>60</text:p>
          </table:table-cell>
        </table:table-row>
        <table:table-row table:style-name="ro3">
          <table:table-cell office:value-type="string" calcext:value-type="string">
            <text:p>AP_WENG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466666666667" calcext:value-type="float">
            <text:p>0,4666666667</text:p>
          </table:table-cell>
          <table:table-cell office:value-type="string" calcext:value-type="string">
            <text:p>AP_WENG</text:p>
          </table:table-cell>
          <table:table-cell table:style-name="ce1" table:formula="of:=[.B9]*100" office:value-type="float" office:value="0" calcext:value-type="float">
            <text:p>0,00</text:p>
          </table:table-cell>
          <table:table-cell table:style-name="ce1" table:formula="of:=[.C9]*100" office:value-type="float" office:value="33.3333333333" calcext:value-type="float">
            <text:p>33,33</text:p>
          </table:table-cell>
          <table:table-cell table:style-name="ce1" table:formula="of:=[.D9]*100" office:value-type="float" office:value="46.6666666667" calcext:value-type="float">
            <text:p>46,67</text:p>
          </table:table-cell>
          <table:table-cell office:value-type="string" calcext:value-type="string">
            <text:p>AP_DOPE_HR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AP_DOPE_HR</text:p>
          </table:table-cell>
          <table:table-cell table:style-name="ce2" table:formula="of:=[.J9]*100" office:value-type="float" office:value="6.66666666667" calcext:value-type="float">
            <text:p>7</text:p>
          </table:table-cell>
          <table:table-cell table:style-name="ce2" table:formula="of:=[.K9]*100" office:value-type="float" office:value="20" calcext:value-type="float">
            <text:p>20</text:p>
          </table:table-cell>
          <table:table-cell table:style-name="ce2" table:formula="of:=[.L9]*100" office:value-type="float" office:value="60" calcext:value-type="float">
            <text:p>60</text:p>
          </table:table-cell>
        </table:table-row>
        <table:table-row table:style-name="ro3">
          <table:table-cell office:value-type="string" calcext:value-type="string">
            <text:p>CP_Qp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CP_Qp</text:p>
          </table:table-cell>
          <table:table-cell table:style-name="ce1" table:formula="of:=[.B10]*100" office:value-type="float" office:value="0" calcext:value-type="float">
            <text:p>0,00</text:p>
          </table:table-cell>
          <table:table-cell table:style-name="ce1" table:formula="of:=[.C10]*100" office:value-type="float" office:value="33.3333333333" calcext:value-type="float">
            <text:p>33,33</text:p>
          </table:table-cell>
          <table:table-cell table:style-name="ce1" table:formula="of:=[.D10]*100" office:value-type="float" office:value="60" calcext:value-type="float">
            <text:p>60,00</text:p>
          </table:table-cell>
          <table:table-cell office:value-type="string" calcext:value-type="string">
            <text:p>ELE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ELE</text:p>
          </table:table-cell>
          <table:table-cell table:style-name="ce2" table:formula="of:=[.J10]*100" office:value-type="float" office:value="6.66666666667" calcext:value-type="float">
            <text:p>7</text:p>
          </table:table-cell>
          <table:table-cell table:style-name="ce2" table:formula="of:=[.K10]*100" office:value-type="float" office:value="20" calcext:value-type="float">
            <text:p>20</text:p>
          </table:table-cell>
          <table:table-cell table:style-name="ce2" table:formula="of:=[.L10]*100" office:value-type="float" office:value="60" calcext:value-type="float">
            <text:p>60</text:p>
          </table:table-cell>
        </table:table-row>
        <table:table-row table:style-name="ro3">
          <table:table-cell office:value-type="string" calcext:value-type="string">
            <text:p>CP_TD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666666666667" calcext:value-type="float">
            <text:p>0,6666666667</text:p>
          </table:table-cell>
          <table:table-cell office:value-type="string" calcext:value-type="string">
            <text:p>CP_TD</text:p>
          </table:table-cell>
          <table:table-cell table:style-name="ce1" table:formula="of:=[.B11]*100" office:value-type="float" office:value="0" calcext:value-type="float">
            <text:p>0,00</text:p>
          </table:table-cell>
          <table:table-cell table:style-name="ce1" table:formula="of:=[.C11]*100" office:value-type="float" office:value="33.3333333333" calcext:value-type="float">
            <text:p>33,33</text:p>
          </table:table-cell>
          <table:table-cell table:style-name="ce1" table:formula="of:=[.D11]*100" office:value-type="float" office:value="66.6666666667" calcext:value-type="float">
            <text:p>66,67</text:p>
          </table:table-cell>
          <table:table-cell office:value-type="string" calcext:value-type="string">
            <text:p>CP_ZS3DC_CB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CP_ZS3DC_CB</text:p>
          </table:table-cell>
          <table:table-cell table:style-name="ce2" table:formula="of:=[.J11]*100" office:value-type="float" office:value="6.66666666667" calcext:value-type="float">
            <text:p>7</text:p>
          </table:table-cell>
          <table:table-cell table:style-name="ce2" table:formula="of:=[.K11]*100" office:value-type="float" office:value="20" calcext:value-type="float">
            <text:p>20</text:p>
          </table:table-cell>
          <table:table-cell table:style-name="ce2" table:formula="of:=[.L11]*100" office:value-type="float" office:value="60" calcext:value-type="float">
            <text:p>60</text:p>
          </table:table-cell>
        </table:table-row>
        <table:table-row table:style-name="ro3">
          <table:table-cell office:value-type="string" calcext:value-type="string">
            <text:p>CP_SJKG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533333333333" calcext:value-type="float">
            <text:p>0,5333333333</text:p>
          </table:table-cell>
          <table:table-cell office:value-type="string" calcext:value-type="string">
            <text:p>CP_SJKG</text:p>
          </table:table-cell>
          <table:table-cell table:style-name="ce1" table:formula="of:=[.B12]*100" office:value-type="float" office:value="6.66666666667" calcext:value-type="float">
            <text:p>6,67</text:p>
          </table:table-cell>
          <table:table-cell table:style-name="ce1" table:formula="of:=[.C12]*100" office:value-type="float" office:value="33.3333333333" calcext:value-type="float">
            <text:p>33,33</text:p>
          </table:table-cell>
          <table:table-cell table:style-name="ce1" table:formula="of:=[.D12]*100" office:value-type="float" office:value="53.3333333333" calcext:value-type="float">
            <text:p>53,33</text:p>
          </table:table-cell>
          <table:table-cell office:value-type="string" calcext:value-type="string">
            <text:p>CP_ZPAIR_MIN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CP_ZPAIR_MIN</text:p>
          </table:table-cell>
          <table:table-cell table:style-name="ce2" table:formula="of:=[.J12]*100" office:value-type="float" office:value="6.66666666667" calcext:value-type="float">
            <text:p>7</text:p>
          </table:table-cell>
          <table:table-cell table:style-name="ce2" table:formula="of:=[.K12]*100" office:value-type="float" office:value="20" calcext:value-type="float">
            <text:p>20</text:p>
          </table:table-cell>
          <table:table-cell table:style-name="ce2" table:formula="of:=[.L12]*100" office:value-type="float" office:value="60" calcext:value-type="float">
            <text:p>60</text:p>
          </table:table-cell>
        </table:table-row>
        <table:table-row table:style-name="ro3">
          <table:table-cell office:value-type="string" calcext:value-type="string">
            <text:p>CP_TEl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CP_TEl</text:p>
          </table:table-cell>
          <table:table-cell table:style-name="ce1" table:formula="of:=[.B13]*100" office:value-type="float" office:value="6.66666666667" calcext:value-type="float">
            <text:p>6,67</text:p>
          </table:table-cell>
          <table:table-cell table:style-name="ce1" table:formula="of:=[.C13]*100" office:value-type="float" office:value="33.3333333333" calcext:value-type="float">
            <text:p>33,33</text:p>
          </table:table-cell>
          <table:table-cell table:style-name="ce1" table:formula="of:=[.D13]*100" office:value-type="float" office:value="60" calcext:value-type="float">
            <text:p>60,00</text:p>
          </table:table-cell>
          <table:table-cell office:value-type="string" calcext:value-type="string">
            <text:p>AP_DFIRE2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AP_DFIRE2</text:p>
          </table:table-cell>
          <table:table-cell table:style-name="ce2" table:formula="of:=[.J13]*100" office:value-type="float" office:value="13.3333333333" calcext:value-type="float">
            <text:p>13</text:p>
          </table:table-cell>
          <table:table-cell table:style-name="ce2" table:formula="of:=[.K13]*100" office:value-type="float" office:value="20" calcext:value-type="float">
            <text:p>20</text:p>
          </table:table-cell>
          <table:table-cell table:style-name="ce2" table:formula="of:=[.L13]*100" office:value-type="float" office:value="60" calcext:value-type="float">
            <text:p>60</text:p>
          </table:table-cell>
        </table:table-row>
        <table:table-row table:style-name="ro3">
          <table:table-cell office:value-type="string" calcext:value-type="string">
            <text:p>CP_RO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466666666667" calcext:value-type="float">
            <text:p>0,4666666667</text:p>
          </table:table-cell>
          <table:table-cell office:value-type="string" calcext:value-type="string">
            <text:p>CP_RO</text:p>
          </table:table-cell>
          <table:table-cell table:style-name="ce1" table:formula="of:=[.B14]*100" office:value-type="float" office:value="13.3333333333" calcext:value-type="float">
            <text:p>13,33</text:p>
          </table:table-cell>
          <table:table-cell table:style-name="ce1" table:formula="of:=[.C14]*100" office:value-type="float" office:value="33.3333333333" calcext:value-type="float">
            <text:p>33,33</text:p>
          </table:table-cell>
          <table:table-cell table:style-name="ce1" table:formula="of:=[.D14]*100" office:value-type="float" office:value="46.6666666667" calcext:value-type="float">
            <text:p>46,67</text:p>
          </table:table-cell>
          <table:table-cell office:value-type="string" calcext:value-type="string">
            <text:p>CP_RMFCA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CP_RMFCA</text:p>
          </table:table-cell>
          <table:table-cell table:style-name="ce2" table:formula="of:=[.J14]*100" office:value-type="float" office:value="13.3333333333" calcext:value-type="float">
            <text:p>13</text:p>
          </table:table-cell>
          <table:table-cell table:style-name="ce2" table:formula="of:=[.K14]*100" office:value-type="float" office:value="20" calcext:value-type="float">
            <text:p>20</text:p>
          </table:table-cell>
          <table:table-cell table:style-name="ce2" table:formula="of:=[.L14]*100" office:value-type="float" office:value="60" calcext:value-type="float">
            <text:p>60</text:p>
          </table:table-cell>
        </table:table-row>
        <table:table-row table:style-name="ro3">
          <table:table-cell office:value-type="string" calcext:value-type="string">
            <text:p>PYDOCK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466666666667" calcext:value-type="float">
            <text:p>0,4666666667</text:p>
          </table:table-cell>
          <table:table-cell office:value-type="string" calcext:value-type="string">
            <text:p>PYDOCK</text:p>
          </table:table-cell>
          <table:table-cell table:style-name="ce1" table:formula="of:=[.B15]*100" office:value-type="float" office:value="13.3333333333" calcext:value-type="float">
            <text:p>13,33</text:p>
          </table:table-cell>
          <table:table-cell table:style-name="ce1" table:formula="of:=[.C15]*100" office:value-type="float" office:value="33.3333333333" calcext:value-type="float">
            <text:p>33,33</text:p>
          </table:table-cell>
          <table:table-cell table:style-name="ce1" table:formula="of:=[.D15]*100" office:value-type="float" office:value="46.6666666667" calcext:value-type="float">
            <text:p>46,67</text:p>
          </table:table-cell>
          <table:table-cell office:value-type="string" calcext:value-type="string">
            <text:p>CP_MJPL</text:p>
          </table:table-cell>
          <table:table-cell office:value-type="float" office:value="0" calcext:value-type="float">
            <text:p>0</text:p>
          </table:table-cell>
          <table:table-cell office:value-type="float" office:value="0.266666666667" calcext:value-type="float">
            <text:p>0,2666666667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CP_MJPL</text:p>
          </table:table-cell>
          <table:table-cell table:style-name="ce2" table:formula="of:=[.J15]*100" office:value-type="float" office:value="0" calcext:value-type="float">
            <text:p>0</text:p>
          </table:table-cell>
          <table:table-cell table:style-name="ce2" table:formula="of:=[.K15]*100" office:value-type="float" office:value="26.6666666667" calcext:value-type="float">
            <text:p>27</text:p>
          </table:table-cell>
          <table:table-cell table:style-name="ce2" table:formula="of:=[.L15]*100" office:value-type="float" office:value="60" calcext:value-type="float">
            <text:p>60</text:p>
          </table:table-cell>
        </table:table-row>
        <table:table-row table:style-name="ro3">
          <table:table-cell office:value-type="string" calcext:value-type="string">
            <text:p>AP_GOAP_ALL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533333333333" calcext:value-type="float">
            <text:p>0,5333333333</text:p>
          </table:table-cell>
          <table:table-cell office:value-type="string" calcext:value-type="string">
            <text:p>AP_GOAP_ALL</text:p>
          </table:table-cell>
          <table:table-cell table:style-name="ce1" table:formula="of:=[.B16]*100" office:value-type="float" office:value="13.3333333333" calcext:value-type="float">
            <text:p>13,33</text:p>
          </table:table-cell>
          <table:table-cell table:style-name="ce1" table:formula="of:=[.C16]*100" office:value-type="float" office:value="33.3333333333" calcext:value-type="float">
            <text:p>33,33</text:p>
          </table:table-cell>
          <table:table-cell table:style-name="ce1" table:formula="of:=[.D16]*100" office:value-type="float" office:value="53.3333333333" calcext:value-type="float">
            <text:p>53,33</text:p>
          </table:table-cell>
          <table:table-cell office:value-type="string" calcext:value-type="string">
            <text:p>CP_MSBM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266666666667" calcext:value-type="float">
            <text:p>0,2666666667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CP_MSBM</text:p>
          </table:table-cell>
          <table:table-cell table:style-name="ce2" table:formula="of:=[.J16]*100" office:value-type="float" office:value="6.66666666667" calcext:value-type="float">
            <text:p>7</text:p>
          </table:table-cell>
          <table:table-cell table:style-name="ce2" table:formula="of:=[.K16]*100" office:value-type="float" office:value="26.6666666667" calcext:value-type="float">
            <text:p>27</text:p>
          </table:table-cell>
          <table:table-cell table:style-name="ce2" table:formula="of:=[.L16]*100" office:value-type="float" office:value="60" calcext:value-type="float">
            <text:p>60</text:p>
          </table:table-cell>
        </table:table-row>
        <table:table-row table:style-name="ro3">
          <table:table-cell office:value-type="string" calcext:value-type="string">
            <text:p>CP_BFKV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4" calcext:value-type="float">
            <text:p>0,4</text:p>
          </table:table-cell>
          <table:table-cell office:value-type="float" office:value="0.666666666667" calcext:value-type="float">
            <text:p>0,6666666667</text:p>
          </table:table-cell>
          <table:table-cell office:value-type="string" calcext:value-type="string">
            <text:p>CP_BFKV</text:p>
          </table:table-cell>
          <table:table-cell table:style-name="ce1" table:formula="of:=[.B17]*100" office:value-type="float" office:value="6.66666666667" calcext:value-type="float">
            <text:p>6,67</text:p>
          </table:table-cell>
          <table:table-cell table:style-name="ce1" table:formula="of:=[.C17]*100" office:value-type="float" office:value="40" calcext:value-type="float">
            <text:p>40,00</text:p>
          </table:table-cell>
          <table:table-cell table:style-name="ce1" table:formula="of:=[.D17]*100" office:value-type="float" office:value="66.6666666667" calcext:value-type="float">
            <text:p>66,67</text:p>
          </table:table-cell>
          <table:table-cell office:value-type="string" calcext:value-type="string">
            <text:p>CP_Qm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266666666667" calcext:value-type="float">
            <text:p>0,2666666667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CP_Qm</text:p>
          </table:table-cell>
          <table:table-cell table:style-name="ce2" table:formula="of:=[.J17]*100" office:value-type="float" office:value="13.3333333333" calcext:value-type="float">
            <text:p>13</text:p>
          </table:table-cell>
          <table:table-cell table:style-name="ce2" table:formula="of:=[.K17]*100" office:value-type="float" office:value="26.6666666667" calcext:value-type="float">
            <text:p>27</text:p>
          </table:table-cell>
          <table:table-cell table:style-name="ce2" table:formula="of:=[.L17]*100" office:value-type="float" office:value="60" calcext:value-type="float">
            <text:p>60</text:p>
          </table:table-cell>
        </table:table-row>
        <table:table-row table:style-name="ro3">
          <table:table-cell office:value-type="string" calcext:value-type="string">
            <text:p>CP_Z3DC_MIN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4" calcext:value-type="float">
            <text:p>0,4</text:p>
          </table:table-cell>
          <table:table-cell office:value-type="float" office:value="0.666666666667" calcext:value-type="float">
            <text:p>0,6666666667</text:p>
          </table:table-cell>
          <table:table-cell office:value-type="string" calcext:value-type="string">
            <text:p>CP_Z3DC_MIN</text:p>
          </table:table-cell>
          <table:table-cell table:style-name="ce1" table:formula="of:=[.B18]*100" office:value-type="float" office:value="6.66666666667" calcext:value-type="float">
            <text:p>6,67</text:p>
          </table:table-cell>
          <table:table-cell table:style-name="ce1" table:formula="of:=[.C18]*100" office:value-type="float" office:value="40" calcext:value-type="float">
            <text:p>40,00</text:p>
          </table:table-cell>
          <table:table-cell table:style-name="ce1" table:formula="of:=[.D18]*100" office:value-type="float" office:value="66.6666666667" calcext:value-type="float">
            <text:p>66,67</text:p>
          </table:table-cell>
          <table:table-cell office:value-type="string" calcext:value-type="string">
            <text:p>CP_Qa</text:p>
          </table:table-cell>
          <table:table-cell office:value-type="float" office:value="0.2" calcext:value-type="float">
            <text:p>0,2</text:p>
          </table:table-cell>
          <table:table-cell office:value-type="float" office:value="0.266666666667" calcext:value-type="float">
            <text:p>0,2666666667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CP_Qa</text:p>
          </table:table-cell>
          <table:table-cell table:style-name="ce2" table:formula="of:=[.J18]*100" office:value-type="float" office:value="20" calcext:value-type="float">
            <text:p>20</text:p>
          </table:table-cell>
          <table:table-cell table:style-name="ce2" table:formula="of:=[.K18]*100" office:value-type="float" office:value="26.6666666667" calcext:value-type="float">
            <text:p>27</text:p>
          </table:table-cell>
          <table:table-cell table:style-name="ce2" table:formula="of:=[.L18]*100" office:value-type="float" office:value="60" calcext:value-type="float">
            <text:p>60</text:p>
          </table:table-cell>
        </table:table-row>
        <table:table-row table:style-name="ro3">
          <table:table-cell office:value-type="string" calcext:value-type="string">
            <text:p>CP_SKOa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4" calcext:value-type="float">
            <text:p>0,4</text:p>
          </table:table-cell>
          <table:table-cell office:value-type="float" office:value="0.533333333333" calcext:value-type="float">
            <text:p>0,5333333333</text:p>
          </table:table-cell>
          <table:table-cell office:value-type="string" calcext:value-type="string">
            <text:p>CP_SKOa</text:p>
          </table:table-cell>
          <table:table-cell table:style-name="ce1" table:formula="of:=[.B19]*100" office:value-type="float" office:value="13.3333333333" calcext:value-type="float">
            <text:p>13,33</text:p>
          </table:table-cell>
          <table:table-cell table:style-name="ce1" table:formula="of:=[.C19]*100" office:value-type="float" office:value="40" calcext:value-type="float">
            <text:p>40,00</text:p>
          </table:table-cell>
          <table:table-cell table:style-name="ce1" table:formula="of:=[.D19]*100" office:value-type="float" office:value="53.3333333333" calcext:value-type="float">
            <text:p>53,33</text:p>
          </table:table-cell>
          <table:table-cell office:value-type="string" calcext:value-type="string">
            <text:p>CP_Qp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CP_Qp</text:p>
          </table:table-cell>
          <table:table-cell table:style-name="ce2" table:formula="of:=[.J19]*100" office:value-type="float" office:value="0" calcext:value-type="float">
            <text:p>0</text:p>
          </table:table-cell>
          <table:table-cell table:style-name="ce2" table:formula="of:=[.K19]*100" office:value-type="float" office:value="33.3333333333" calcext:value-type="float">
            <text:p>33</text:p>
          </table:table-cell>
          <table:table-cell table:style-name="ce2" table:formula="of:=[.L19]*100" office:value-type="float" office:value="60" calcext:value-type="float">
            <text:p>60</text:p>
          </table:table-cell>
        </table:table-row>
        <table:table-row table:style-name="ro3">
          <table:table-cell office:value-type="string" calcext:value-type="string">
            <text:p>DESOLV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0.533333333333" calcext:value-type="float">
            <text:p>0,5333333333</text:p>
          </table:table-cell>
          <table:table-cell office:value-type="string" calcext:value-type="string">
            <text:p>DESOLV</text:p>
          </table:table-cell>
          <table:table-cell table:style-name="ce1" table:formula="of:=[.B20]*100" office:value-type="float" office:value="20" calcext:value-type="float">
            <text:p>20,00</text:p>
          </table:table-cell>
          <table:table-cell table:style-name="ce1" table:formula="of:=[.C20]*100" office:value-type="float" office:value="40" calcext:value-type="float">
            <text:p>40,00</text:p>
          </table:table-cell>
          <table:table-cell table:style-name="ce1" table:formula="of:=[.D20]*100" office:value-type="float" office:value="53.3333333333" calcext:value-type="float">
            <text:p>53,33</text:p>
          </table:table-cell>
          <table:table-cell office:value-type="string" calcext:value-type="string">
            <text:p>CP_TEl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CP_TEl</text:p>
          </table:table-cell>
          <table:table-cell table:style-name="ce2" table:formula="of:=[.J20]*100" office:value-type="float" office:value="6.66666666667" calcext:value-type="float">
            <text:p>7</text:p>
          </table:table-cell>
          <table:table-cell table:style-name="ce2" table:formula="of:=[.K20]*100" office:value-type="float" office:value="33.3333333333" calcext:value-type="float">
            <text:p>33</text:p>
          </table:table-cell>
          <table:table-cell table:style-name="ce2" table:formula="of:=[.L20]*100" office:value-type="float" office:value="60" calcext:value-type="float">
            <text:p>60</text:p>
          </table:table-cell>
        </table:table-row>
        <table:table-row table:style-name="ro3">
          <table:table-cell office:value-type="string" calcext:value-type="string">
            <text:p>CP_VD</text:p>
          </table:table-cell>
          <table:table-cell office:value-type="float" office:value="0.266666666667" calcext:value-type="float">
            <text:p>0,2666666667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CP_VD</text:p>
          </table:table-cell>
          <table:table-cell table:style-name="ce1" table:formula="of:=[.B21]*100" office:value-type="float" office:value="26.6666666667" calcext:value-type="float">
            <text:p>26,67</text:p>
          </table:table-cell>
          <table:table-cell table:style-name="ce1" table:formula="of:=[.C21]*100" office:value-type="float" office:value="40" calcext:value-type="float">
            <text:p>40,00</text:p>
          </table:table-cell>
          <table:table-cell table:style-name="ce1" table:formula="of:=[.D21]*100" office:value-type="float" office:value="60" calcext:value-type="float">
            <text:p>60,00</text:p>
          </table:table-cell>
          <table:table-cell office:value-type="string" calcext:value-type="string">
            <text:p>CP_VD</text:p>
          </table:table-cell>
          <table:table-cell office:value-type="float" office:value="0.266666666667" calcext:value-type="float">
            <text:p>0,2666666667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CP_VD</text:p>
          </table:table-cell>
          <table:table-cell table:style-name="ce2" table:formula="of:=[.J21]*100" office:value-type="float" office:value="26.6666666667" calcext:value-type="float">
            <text:p>27</text:p>
          </table:table-cell>
          <table:table-cell table:style-name="ce2" table:formula="of:=[.K21]*100" office:value-type="float" office:value="40" calcext:value-type="float">
            <text:p>40</text:p>
          </table:table-cell>
          <table:table-cell table:style-name="ce2" table:formula="of:=[.L21]*100" office:value-type="float" office:value="60" calcext:value-type="float">
            <text:p>60</text:p>
          </table:table-cell>
        </table:table-row>
        <table:table-row table:style-name="ro3">
          <table:table-cell office:value-type="string" calcext:value-type="string">
            <text:p>ODA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466666666667" calcext:value-type="float">
            <text:p>0,4666666667</text:p>
          </table:table-cell>
          <table:table-cell office:value-type="float" office:value="0.533333333333" calcext:value-type="float">
            <text:p>0,5333333333</text:p>
          </table:table-cell>
          <table:table-cell office:value-type="string" calcext:value-type="string">
            <text:p>ODA</text:p>
          </table:table-cell>
          <table:table-cell table:style-name="ce1" table:formula="of:=[.B22]*100" office:value-type="float" office:value="6.66666666667" calcext:value-type="float">
            <text:p>6,67</text:p>
          </table:table-cell>
          <table:table-cell table:style-name="ce1" table:formula="of:=[.C22]*100" office:value-type="float" office:value="46.6666666667" calcext:value-type="float">
            <text:p>46,67</text:p>
          </table:table-cell>
          <table:table-cell table:style-name="ce1" table:formula="of:=[.D22]*100" office:value-type="float" office:value="53.3333333333" calcext:value-type="float">
            <text:p>53,33</text:p>
          </table:table-cell>
          <table:table-cell office:value-type="string" calcext:value-type="string">
            <text:p>AP_DCOMPLEX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466666666667" calcext:value-type="float">
            <text:p>0,4666666667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AP_DCOMPLEX</text:p>
          </table:table-cell>
          <table:table-cell table:style-name="ce2" table:formula="of:=[.J22]*100" office:value-type="float" office:value="6.66666666667" calcext:value-type="float">
            <text:p>7</text:p>
          </table:table-cell>
          <table:table-cell table:style-name="ce2" table:formula="of:=[.K22]*100" office:value-type="float" office:value="46.6666666667" calcext:value-type="float">
            <text:p>47</text:p>
          </table:table-cell>
          <table:table-cell table:style-name="ce2" table:formula="of:=[.L22]*100" office:value-type="float" office:value="60" calcext:value-type="float">
            <text:p>60</text:p>
          </table:table-cell>
        </table:table-row>
        <table:table-row table:style-name="ro3">
          <table:table-cell office:value-type="string" calcext:value-type="string">
            <text:p>AP_DCOMPLEX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466666666667" calcext:value-type="float">
            <text:p>0,4666666667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AP_DCOMPLEX</text:p>
          </table:table-cell>
          <table:table-cell table:style-name="ce1" table:formula="of:=[.B23]*100" office:value-type="float" office:value="6.66666666667" calcext:value-type="float">
            <text:p>6,67</text:p>
          </table:table-cell>
          <table:table-cell table:style-name="ce1" table:formula="of:=[.C23]*100" office:value-type="float" office:value="46.6666666667" calcext:value-type="float">
            <text:p>46,67</text:p>
          </table:table-cell>
          <table:table-cell table:style-name="ce1" table:formula="of:=[.D23]*100" office:value-type="float" office:value="60" calcext:value-type="float">
            <text:p>60,00</text:p>
          </table:table-cell>
          <table:table-cell office:value-type="string" calcext:value-type="string">
            <text:p>AP_PISA</text:p>
          </table:table-cell>
          <table:table-cell office:value-type="float" office:value="0.4" calcext:value-type="float">
            <text:p>0,4</text:p>
          </table:table-cell>
          <table:table-cell office:value-type="float" office:value="0.466666666667" calcext:value-type="float">
            <text:p>0,4666666667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AP_PISA</text:p>
          </table:table-cell>
          <table:table-cell table:style-name="ce2" table:formula="of:=[.J23]*100" office:value-type="float" office:value="40" calcext:value-type="float">
            <text:p>40</text:p>
          </table:table-cell>
          <table:table-cell table:style-name="ce2" table:formula="of:=[.K23]*100" office:value-type="float" office:value="46.6666666667" calcext:value-type="float">
            <text:p>47</text:p>
          </table:table-cell>
          <table:table-cell table:style-name="ce2" table:formula="of:=[.L23]*100" office:value-type="float" office:value="60" calcext:value-type="float">
            <text:p>60</text:p>
          </table:table-cell>
        </table:table-row>
        <table:table-row table:style-name="ro3">
          <table:table-cell office:value-type="string" calcext:value-type="string">
            <text:p>CP_BT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466666666667" calcext:value-type="float">
            <text:p>0,4666666667</text:p>
          </table:table-cell>
          <table:table-cell office:value-type="float" office:value="0.533333333333" calcext:value-type="float">
            <text:p>0,5333333333</text:p>
          </table:table-cell>
          <table:table-cell office:value-type="string" calcext:value-type="string">
            <text:p>CP_BT</text:p>
          </table:table-cell>
          <table:table-cell table:style-name="ce1" table:formula="of:=[.B24]*100" office:value-type="float" office:value="13.3333333333" calcext:value-type="float">
            <text:p>13,33</text:p>
          </table:table-cell>
          <table:table-cell table:style-name="ce1" table:formula="of:=[.C24]*100" office:value-type="float" office:value="46.6666666667" calcext:value-type="float">
            <text:p>46,67</text:p>
          </table:table-cell>
          <table:table-cell table:style-name="ce1" table:formula="of:=[.D24]*100" office:value-type="float" office:value="53.3333333333" calcext:value-type="float">
            <text:p>53,33</text:p>
          </table:table-cell>
          <table:table-cell office:value-type="string" calcext:value-type="string">
            <text:p>CP_SKOIP</text:p>
          </table:table-cell>
          <table:table-cell office:value-type="float" office:value="0" calcext:value-type="float">
            <text:p>0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666666666667" calcext:value-type="float">
            <text:p>0,6666666667</text:p>
          </table:table-cell>
          <table:table-cell office:value-type="string" calcext:value-type="string">
            <text:p>CP_SKOIP</text:p>
          </table:table-cell>
          <table:table-cell table:style-name="ce2" table:formula="of:=[.J24]*100" office:value-type="float" office:value="0" calcext:value-type="float">
            <text:p>0</text:p>
          </table:table-cell>
          <table:table-cell table:style-name="ce2" table:formula="of:=[.K24]*100" office:value-type="float" office:value="13.3333333333" calcext:value-type="float">
            <text:p>13</text:p>
          </table:table-cell>
          <table:table-cell table:style-name="ce2" table:formula="of:=[.L24]*100" office:value-type="float" office:value="66.6666666667" calcext:value-type="float">
            <text:p>67</text:p>
          </table:table-cell>
        </table:table-row>
        <table:table-row table:style-name="ro3">
          <table:table-cell office:value-type="string" calcext:value-type="string">
            <text:p>CP_TSC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466666666667" calcext:value-type="float">
            <text:p>0,4666666667</text:p>
          </table:table-cell>
          <table:table-cell office:value-type="float" office:value="0.666666666667" calcext:value-type="float">
            <text:p>0,6666666667</text:p>
          </table:table-cell>
          <table:table-cell office:value-type="string" calcext:value-type="string">
            <text:p>CP_TSC</text:p>
          </table:table-cell>
          <table:table-cell table:style-name="ce1" table:formula="of:=[.B25]*100" office:value-type="float" office:value="13.3333333333" calcext:value-type="float">
            <text:p>13,33</text:p>
          </table:table-cell>
          <table:table-cell table:style-name="ce1" table:formula="of:=[.C25]*100" office:value-type="float" office:value="46.6666666667" calcext:value-type="float">
            <text:p>46,67</text:p>
          </table:table-cell>
          <table:table-cell table:style-name="ce1" table:formula="of:=[.D25]*100" office:value-type="float" office:value="66.6666666667" calcext:value-type="float">
            <text:p>66,67</text:p>
          </table:table-cell>
          <table:table-cell office:value-type="string" calcext:value-type="string">
            <text:p>CP_MJ3h</text:p>
          </table:table-cell>
          <table:table-cell office:value-type="float" office:value="0" calcext:value-type="float">
            <text:p>0</text:p>
          </table:table-cell>
          <table:table-cell office:value-type="float" office:value="0.266666666667" calcext:value-type="float">
            <text:p>0,2666666667</text:p>
          </table:table-cell>
          <table:table-cell office:value-type="float" office:value="0.666666666667" calcext:value-type="float">
            <text:p>0,6666666667</text:p>
          </table:table-cell>
          <table:table-cell office:value-type="string" calcext:value-type="string">
            <text:p>CP_MJ3h</text:p>
          </table:table-cell>
          <table:table-cell table:style-name="ce2" table:formula="of:=[.J25]*100" office:value-type="float" office:value="0" calcext:value-type="float">
            <text:p>0</text:p>
          </table:table-cell>
          <table:table-cell table:style-name="ce2" table:formula="of:=[.K25]*100" office:value-type="float" office:value="26.6666666667" calcext:value-type="float">
            <text:p>27</text:p>
          </table:table-cell>
          <table:table-cell table:style-name="ce2" table:formula="of:=[.L25]*100" office:value-type="float" office:value="66.6666666667" calcext:value-type="float">
            <text:p>67</text:p>
          </table:table-cell>
        </table:table-row>
        <table:table-row table:style-name="ro3">
          <table:table-cell office:value-type="string" calcext:value-type="string">
            <text:p>CP_DECK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466666666667" calcext:value-type="float">
            <text:p>0,4666666667</text:p>
          </table:table-cell>
          <table:table-cell office:value-type="float" office:value="0.733333333333" calcext:value-type="float">
            <text:p>0,7333333333</text:p>
          </table:table-cell>
          <table:table-cell office:value-type="string" calcext:value-type="string">
            <text:p>CP_DECK</text:p>
          </table:table-cell>
          <table:table-cell table:style-name="ce1" table:formula="of:=[.B26]*100" office:value-type="float" office:value="13.3333333333" calcext:value-type="float">
            <text:p>13,33</text:p>
          </table:table-cell>
          <table:table-cell table:style-name="ce1" table:formula="of:=[.C26]*100" office:value-type="float" office:value="46.6666666667" calcext:value-type="float">
            <text:p>46,67</text:p>
          </table:table-cell>
          <table:table-cell table:style-name="ce1" table:formula="of:=[.D26]*100" office:value-type="float" office:value="73.3333333333" calcext:value-type="float">
            <text:p>73,33</text:p>
          </table:table-cell>
          <table:table-cell office:value-type="string" calcext:value-type="string">
            <text:p>CP_TD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666666666667" calcext:value-type="float">
            <text:p>0,6666666667</text:p>
          </table:table-cell>
          <table:table-cell office:value-type="string" calcext:value-type="string">
            <text:p>CP_TD</text:p>
          </table:table-cell>
          <table:table-cell table:style-name="ce2" table:formula="of:=[.J26]*100" office:value-type="float" office:value="0" calcext:value-type="float">
            <text:p>0</text:p>
          </table:table-cell>
          <table:table-cell table:style-name="ce2" table:formula="of:=[.K26]*100" office:value-type="float" office:value="33.3333333333" calcext:value-type="float">
            <text:p>33</text:p>
          </table:table-cell>
          <table:table-cell table:style-name="ce2" table:formula="of:=[.L26]*100" office:value-type="float" office:value="66.6666666667" calcext:value-type="float">
            <text:p>67</text:p>
          </table:table-cell>
        </table:table-row>
        <table:table-row table:style-name="ro3">
          <table:table-cell office:value-type="string" calcext:value-type="string">
            <text:p>AP_T1</text:p>
          </table:table-cell>
          <table:table-cell office:value-type="float" office:value="0.2" calcext:value-type="float">
            <text:p>0,2</text:p>
          </table:table-cell>
          <table:table-cell office:value-type="float" office:value="0.466666666667" calcext:value-type="float">
            <text:p>0,4666666667</text:p>
          </table:table-cell>
          <table:table-cell office:value-type="float" office:value="0.533333333333" calcext:value-type="float">
            <text:p>0,5333333333</text:p>
          </table:table-cell>
          <table:table-cell office:value-type="string" calcext:value-type="string">
            <text:p>AP_T1</text:p>
          </table:table-cell>
          <table:table-cell table:style-name="ce1" table:formula="of:=[.B27]*100" office:value-type="float" office:value="20" calcext:value-type="float">
            <text:p>20,00</text:p>
          </table:table-cell>
          <table:table-cell table:style-name="ce1" table:formula="of:=[.C27]*100" office:value-type="float" office:value="46.6666666667" calcext:value-type="float">
            <text:p>46,67</text:p>
          </table:table-cell>
          <table:table-cell table:style-name="ce1" table:formula="of:=[.D27]*100" office:value-type="float" office:value="53.3333333333" calcext:value-type="float">
            <text:p>53,33</text:p>
          </table:table-cell>
          <table:table-cell office:value-type="string" calcext:value-type="string">
            <text:p>CP_BFKV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4" calcext:value-type="float">
            <text:p>0,4</text:p>
          </table:table-cell>
          <table:table-cell office:value-type="float" office:value="0.666666666667" calcext:value-type="float">
            <text:p>0,6666666667</text:p>
          </table:table-cell>
          <table:table-cell office:value-type="string" calcext:value-type="string">
            <text:p>CP_BFKV</text:p>
          </table:table-cell>
          <table:table-cell table:style-name="ce2" table:formula="of:=[.J27]*100" office:value-type="float" office:value="6.66666666667" calcext:value-type="float">
            <text:p>7</text:p>
          </table:table-cell>
          <table:table-cell table:style-name="ce2" table:formula="of:=[.K27]*100" office:value-type="float" office:value="40" calcext:value-type="float">
            <text:p>40</text:p>
          </table:table-cell>
          <table:table-cell table:style-name="ce2" table:formula="of:=[.L27]*100" office:value-type="float" office:value="66.6666666667" calcext:value-type="float">
            <text:p>67</text:p>
          </table:table-cell>
        </table:table-row>
        <table:table-row table:style-name="ro3">
          <table:table-cell office:value-type="string" calcext:value-type="string">
            <text:p>AP_calRWp</text:p>
          </table:table-cell>
          <table:table-cell office:value-type="float" office:value="0.2" calcext:value-type="float">
            <text:p>0,2</text:p>
          </table:table-cell>
          <table:table-cell office:value-type="float" office:value="0.466666666667" calcext:value-type="float">
            <text:p>0,4666666667</text:p>
          </table:table-cell>
          <table:table-cell office:value-type="float" office:value="0.666666666667" calcext:value-type="float">
            <text:p>0,6666666667</text:p>
          </table:table-cell>
          <table:table-cell office:value-type="string" calcext:value-type="string">
            <text:p>AP_calRWp</text:p>
          </table:table-cell>
          <table:table-cell table:style-name="ce1" table:formula="of:=[.B28]*100" office:value-type="float" office:value="20" calcext:value-type="float">
            <text:p>20,00</text:p>
          </table:table-cell>
          <table:table-cell table:style-name="ce1" table:formula="of:=[.C28]*100" office:value-type="float" office:value="46.6666666667" calcext:value-type="float">
            <text:p>46,67</text:p>
          </table:table-cell>
          <table:table-cell table:style-name="ce1" table:formula="of:=[.D28]*100" office:value-type="float" office:value="66.6666666667" calcext:value-type="float">
            <text:p>66,67</text:p>
          </table:table-cell>
          <table:table-cell office:value-type="string" calcext:value-type="string">
            <text:p>CP_Z3DC_MIN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4" calcext:value-type="float">
            <text:p>0,4</text:p>
          </table:table-cell>
          <table:table-cell office:value-type="float" office:value="0.666666666667" calcext:value-type="float">
            <text:p>0,6666666667</text:p>
          </table:table-cell>
          <table:table-cell office:value-type="string" calcext:value-type="string">
            <text:p>CP_Z3DC_MIN</text:p>
          </table:table-cell>
          <table:table-cell table:style-name="ce2" table:formula="of:=[.J28]*100" office:value-type="float" office:value="6.66666666667" calcext:value-type="float">
            <text:p>7</text:p>
          </table:table-cell>
          <table:table-cell table:style-name="ce2" table:formula="of:=[.K28]*100" office:value-type="float" office:value="40" calcext:value-type="float">
            <text:p>40</text:p>
          </table:table-cell>
          <table:table-cell table:style-name="ce2" table:formula="of:=[.L28]*100" office:value-type="float" office:value="66.6666666667" calcext:value-type="float">
            <text:p>67</text:p>
          </table:table-cell>
        </table:table-row>
        <table:table-row table:style-name="ro3">
          <table:table-cell office:value-type="string" calcext:value-type="string">
            <text:p>CP_TB</text:p>
          </table:table-cell>
          <table:table-cell office:value-type="float" office:value="0.266666666667" calcext:value-type="float">
            <text:p>0,2666666667</text:p>
          </table:table-cell>
          <table:table-cell office:value-type="float" office:value="0.466666666667" calcext:value-type="float">
            <text:p>0,466666666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CP_TB</text:p>
          </table:table-cell>
          <table:table-cell table:style-name="ce1" table:formula="of:=[.B29]*100" office:value-type="float" office:value="26.6666666667" calcext:value-type="float">
            <text:p>26,67</text:p>
          </table:table-cell>
          <table:table-cell table:style-name="ce1" table:formula="of:=[.C29]*100" office:value-type="float" office:value="46.6666666667" calcext:value-type="float">
            <text:p>46,67</text:p>
          </table:table-cell>
          <table:table-cell table:style-name="ce1" table:formula="of:=[.D29]*100" office:value-type="float" office:value="80" calcext:value-type="float">
            <text:p>80,00</text:p>
          </table:table-cell>
          <table:table-cell office:value-type="string" calcext:value-type="string">
            <text:p>CP_TSC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466666666667" calcext:value-type="float">
            <text:p>0,4666666667</text:p>
          </table:table-cell>
          <table:table-cell office:value-type="float" office:value="0.666666666667" calcext:value-type="float">
            <text:p>0,6666666667</text:p>
          </table:table-cell>
          <table:table-cell office:value-type="string" calcext:value-type="string">
            <text:p>CP_TSC</text:p>
          </table:table-cell>
          <table:table-cell table:style-name="ce2" table:formula="of:=[.J29]*100" office:value-type="float" office:value="13.3333333333" calcext:value-type="float">
            <text:p>13</text:p>
          </table:table-cell>
          <table:table-cell table:style-name="ce2" table:formula="of:=[.K29]*100" office:value-type="float" office:value="46.6666666667" calcext:value-type="float">
            <text:p>47</text:p>
          </table:table-cell>
          <table:table-cell table:style-name="ce2" table:formula="of:=[.L29]*100" office:value-type="float" office:value="66.6666666667" calcext:value-type="float">
            <text:p>67</text:p>
          </table:table-cell>
        </table:table-row>
        <table:table-row table:style-name="ro3">
          <table:table-cell office:value-type="string" calcext:value-type="string">
            <text:p>AP_T2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466666666667" calcext:value-type="float">
            <text:p>0,4666666667</text:p>
          </table:table-cell>
          <table:table-cell office:value-type="float" office:value="0.533333333333" calcext:value-type="float">
            <text:p>0,5333333333</text:p>
          </table:table-cell>
          <table:table-cell office:value-type="string" calcext:value-type="string">
            <text:p>AP_T2</text:p>
          </table:table-cell>
          <table:table-cell table:style-name="ce1" table:formula="of:=[.B30]*100" office:value-type="float" office:value="33.3333333333" calcext:value-type="float">
            <text:p>33,33</text:p>
          </table:table-cell>
          <table:table-cell table:style-name="ce1" table:formula="of:=[.C30]*100" office:value-type="float" office:value="46.6666666667" calcext:value-type="float">
            <text:p>46,67</text:p>
          </table:table-cell>
          <table:table-cell table:style-name="ce1" table:formula="of:=[.D30]*100" office:value-type="float" office:value="53.3333333333" calcext:value-type="float">
            <text:p>53,33</text:p>
          </table:table-cell>
          <table:table-cell office:value-type="string" calcext:value-type="string">
            <text:p>AP_calRWp</text:p>
          </table:table-cell>
          <table:table-cell office:value-type="float" office:value="0.2" calcext:value-type="float">
            <text:p>0,2</text:p>
          </table:table-cell>
          <table:table-cell office:value-type="float" office:value="0.466666666667" calcext:value-type="float">
            <text:p>0,4666666667</text:p>
          </table:table-cell>
          <table:table-cell office:value-type="float" office:value="0.666666666667" calcext:value-type="float">
            <text:p>0,6666666667</text:p>
          </table:table-cell>
          <table:table-cell office:value-type="string" calcext:value-type="string">
            <text:p>AP_calRWp</text:p>
          </table:table-cell>
          <table:table-cell table:style-name="ce2" table:formula="of:=[.J30]*100" office:value-type="float" office:value="20" calcext:value-type="float">
            <text:p>20</text:p>
          </table:table-cell>
          <table:table-cell table:style-name="ce2" table:formula="of:=[.K30]*100" office:value-type="float" office:value="46.6666666667" calcext:value-type="float">
            <text:p>47</text:p>
          </table:table-cell>
          <table:table-cell table:style-name="ce2" table:formula="of:=[.L30]*100" office:value-type="float" office:value="66.6666666667" calcext:value-type="float">
            <text:p>67</text:p>
          </table:table-cell>
        </table:table-row>
        <table:table-row table:style-name="ro3">
          <table:table-cell office:value-type="string" calcext:value-type="string">
            <text:p>AP_PISA</text:p>
          </table:table-cell>
          <table:table-cell office:value-type="float" office:value="0.4" calcext:value-type="float">
            <text:p>0,4</text:p>
          </table:table-cell>
          <table:table-cell office:value-type="float" office:value="0.466666666667" calcext:value-type="float">
            <text:p>0,4666666667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AP_PISA</text:p>
          </table:table-cell>
          <table:table-cell table:style-name="ce1" table:formula="of:=[.B31]*100" office:value-type="float" office:value="40" calcext:value-type="float">
            <text:p>40,00</text:p>
          </table:table-cell>
          <table:table-cell table:style-name="ce1" table:formula="of:=[.C31]*100" office:value-type="float" office:value="46.6666666667" calcext:value-type="float">
            <text:p>46,67</text:p>
          </table:table-cell>
          <table:table-cell table:style-name="ce1" table:formula="of:=[.D31]*100" office:value-type="float" office:value="60" calcext:value-type="float">
            <text:p>60,00</text:p>
          </table:table-cell>
          <table:table-cell office:value-type="string" calcext:value-type="string">
            <text:p>AP_calRW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533333333333" calcext:value-type="float">
            <text:p>0,5333333333</text:p>
          </table:table-cell>
          <table:table-cell office:value-type="float" office:value="0.666666666667" calcext:value-type="float">
            <text:p>0,6666666667</text:p>
          </table:table-cell>
          <table:table-cell office:value-type="string" calcext:value-type="string">
            <text:p>AP_calRW</text:p>
          </table:table-cell>
          <table:table-cell table:style-name="ce2" table:formula="of:=[.J31]*100" office:value-type="float" office:value="13.3333333333" calcext:value-type="float">
            <text:p>13</text:p>
          </table:table-cell>
          <table:table-cell table:style-name="ce2" table:formula="of:=[.K31]*100" office:value-type="float" office:value="53.3333333333" calcext:value-type="float">
            <text:p>53</text:p>
          </table:table-cell>
          <table:table-cell table:style-name="ce2" table:formula="of:=[.L31]*100" office:value-type="float" office:value="66.6666666667" calcext:value-type="float">
            <text:p>67</text:p>
          </table:table-cell>
        </table:table-row>
        <table:table-row table:style-name="ro3">
          <table:table-cell office:value-type="string" calcext:value-type="string">
            <text:p>AP_calRW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533333333333" calcext:value-type="float">
            <text:p>0,5333333333</text:p>
          </table:table-cell>
          <table:table-cell office:value-type="float" office:value="0.666666666667" calcext:value-type="float">
            <text:p>0,6666666667</text:p>
          </table:table-cell>
          <table:table-cell office:value-type="string" calcext:value-type="string">
            <text:p>AP_calRW</text:p>
          </table:table-cell>
          <table:table-cell table:style-name="ce1" table:formula="of:=[.B32]*100" office:value-type="float" office:value="13.3333333333" calcext:value-type="float">
            <text:p>13,33</text:p>
          </table:table-cell>
          <table:table-cell table:style-name="ce1" table:formula="of:=[.C32]*100" office:value-type="float" office:value="53.3333333333" calcext:value-type="float">
            <text:p>53,33</text:p>
          </table:table-cell>
          <table:table-cell table:style-name="ce1" table:formula="of:=[.D32]*100" office:value-type="float" office:value="66.6666666667" calcext:value-type="float">
            <text:p>66,67</text:p>
          </table:table-cell>
          <table:table-cell office:value-type="string" calcext:value-type="string">
            <text:p>CP_ZS3DC_MIN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733333333333" calcext:value-type="float">
            <text:p>0,7333333333</text:p>
          </table:table-cell>
          <table:table-cell office:value-type="string" calcext:value-type="string">
            <text:p>CP_ZS3DC_MIN</text:p>
          </table:table-cell>
          <table:table-cell table:style-name="ce2" table:formula="of:=[.J32]*100" office:value-type="float" office:value="6.66666666667" calcext:value-type="float">
            <text:p>7</text:p>
          </table:table-cell>
          <table:table-cell table:style-name="ce2" table:formula="of:=[.K32]*100" office:value-type="float" office:value="13.3333333333" calcext:value-type="float">
            <text:p>13</text:p>
          </table:table-cell>
          <table:table-cell table:style-name="ce2" table:formula="of:=[.L32]*100" office:value-type="float" office:value="73.3333333333" calcext:value-type="float">
            <text:p>73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CP_ES3DC_MIN</text:p>
          </table:table-cell>
          <table:table-cell office:value-type="float" office:value="0" calcext:value-type="float">
            <text:p>0</text:p>
          </table:table-cell>
          <table:table-cell office:value-type="float" office:value="0.266666666667" calcext:value-type="float">
            <text:p>0,2666666667</text:p>
          </table:table-cell>
          <table:table-cell office:value-type="float" office:value="0.733333333333" calcext:value-type="float">
            <text:p>0,7333333333</text:p>
          </table:table-cell>
          <table:table-cell office:value-type="string" calcext:value-type="string">
            <text:p>CP_ES3DC_MIN</text:p>
          </table:table-cell>
          <table:table-cell table:style-name="ce2" table:formula="of:=[.J33]*100" office:value-type="float" office:value="0" calcext:value-type="float">
            <text:p>0</text:p>
          </table:table-cell>
          <table:table-cell table:style-name="ce2" table:formula="of:=[.K33]*100" office:value-type="float" office:value="26.6666666667" calcext:value-type="float">
            <text:p>27</text:p>
          </table:table-cell>
          <table:table-cell table:style-name="ce2" table:formula="of:=[.L33]*100" office:value-type="float" office:value="73.3333333333" calcext:value-type="float">
            <text:p>73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CP_DECK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466666666667" calcext:value-type="float">
            <text:p>0,4666666667</text:p>
          </table:table-cell>
          <table:table-cell office:value-type="float" office:value="0.733333333333" calcext:value-type="float">
            <text:p>0,7333333333</text:p>
          </table:table-cell>
          <table:table-cell office:value-type="string" calcext:value-type="string">
            <text:p>CP_DECK</text:p>
          </table:table-cell>
          <table:table-cell table:style-name="ce2" table:formula="of:=[.J34]*100" office:value-type="float" office:value="13.3333333333" calcext:value-type="float">
            <text:p>13</text:p>
          </table:table-cell>
          <table:table-cell table:style-name="ce2" table:formula="of:=[.K34]*100" office:value-type="float" office:value="46.6666666667" calcext:value-type="float">
            <text:p>47</text:p>
          </table:table-cell>
          <table:table-cell table:style-name="ce2" table:formula="of:=[.L34]*100" office:value-type="float" office:value="73.3333333333" calcext:value-type="float">
            <text:p>73</text:p>
          </table:table-cell>
        </table:table-row>
        <table:table-row table:style-name="ro3">
          <table:table-cell table:number-columns-repeated="8"/>
          <table:table-cell office:value-type="string" calcext:value-type="string">
            <text:p>CP_TB</text:p>
          </table:table-cell>
          <table:table-cell office:value-type="float" office:value="0.266666666667" calcext:value-type="float">
            <text:p>0,2666666667</text:p>
          </table:table-cell>
          <table:table-cell office:value-type="float" office:value="0.466666666667" calcext:value-type="float">
            <text:p>0,466666666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CP_TB</text:p>
          </table:table-cell>
          <table:table-cell table:style-name="ce2" table:formula="of:=[.J35]*100" office:value-type="float" office:value="26.6666666667" calcext:value-type="float">
            <text:p>27</text:p>
          </table:table-cell>
          <table:table-cell table:style-name="ce2" table:formula="of:=[.K35]*100" office:value-type="float" office:value="46.6666666667" calcext:value-type="float">
            <text:p>47</text:p>
          </table:table-cell>
          <table:table-cell table:style-name="ce2" table:formula="of:=[.L35]*100" office:value-type="float" office:value="80" calcext:value-type="float">
            <text:p>80</text:p>
          </table:table-cell>
        </table:table-row>
        <table:table-row table:style-name="ro4" table:number-rows-repeated="2">
          <table:table-cell table:number-columns-repeated="16"/>
        </table:table-row>
        <table:table-row table:style-name="ro4">
          <table:table-cell table:number-columns-repeated="14"/>
          <table:table-cell table:formula="of:=15*0.6" office:value-type="float" office:value="9" calcext:value-type="float">
            <text:p>9</text:p>
          </table:table-cell>
          <table:table-cell/>
        </table:table-row>
        <table:table-row table:style-name="ro4" table:number-rows-repeated="4">
          <table:table-cell table:number-columns-repeated="16"/>
        </table:table-row>
        <table:table-row table:style-name="ro3">
          <table:table-cell table:number-columns-repeated="16"/>
        </table:table-row>
        <table:table-row table:style-name="ro4" table:number-rows-repeated="2">
          <table:table-cell table:number-columns-repeated="16"/>
        </table:table-row>
        <table:table-row table:style-name="ro3">
          <table:table-cell table:number-columns-repeated="16"/>
        </table:table-row>
        <table:table-row table:style-name="ro4" table:number-rows-repeated="14">
          <table:table-cell table:number-columns-repeated="16"/>
        </table:table-row>
        <table:table-row table:style-name="ro2">
          <table:table-cell table:number-columns-repeated="16"/>
        </table:table-row>
        <table:table-row table:style-name="ro4" table:number-rows-repeated="10">
          <table:table-cell table:number-columns-repeated="16"/>
        </table:table-row>
        <table:table-row table:style-name="ro3">
          <table:table-cell office:value-type="string" calcext:value-type="string">
            <text:p>succes rate de todas las funciones </text:p>
          </table:table-cell>
          <table:table-cell table:number-columns-repeated="15"/>
        </table:table-row>
        <table:table-row table:style-name="ro4">
          <table:table-cell/>
          <table:table-cell office:value-type="string" calcext:value-type="string">
            <text:p>Top1</text:p>
          </table:table-cell>
          <table:table-cell office:value-type="string" calcext:value-type="string">
            <text:p><text:s/>Top10</text:p>
          </table:table-cell>
          <table:table-cell office:value-type="string" calcext:value-type="string">
            <text:p>Top100</text:p>
          </table:table-cell>
          <table:table-cell office:value-type="string" calcext:value-type="string">
            <text:p>Top 1000</text:p>
          </table:table-cell>
          <table:table-cell office:value-type="string" calcext:value-type="string">
            <text:p>Top 10000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SIPP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666666666667" calcext:value-type="float">
            <text:p>0,6666666667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SIPP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3333333333" calcext:value-type="float">
            <text:p>0,133333333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P_ZPAIR_C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6666666667" calcext:value-type="float">
            <text:p>0,4666666667</text:p>
          </table:table-cell>
          <table:table-cell office:value-type="float" office:value="0.733333333333" calcext:value-type="float">
            <text:p>0,7333333333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CP_ZPAIR_C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6666666667" calcext:value-type="float">
            <text:p>0,466666666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P_MJ1</text:p>
          </table:table-cell>
          <table:table-cell office:value-type="float" office:value="0" calcext:value-type="float">
            <text:p>0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PROPNSTS</text:p>
          </table:table-cell>
          <table:table-cell office:value-type="float" office:value="0" calcext:value-type="float">
            <text:p>0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2" calcext:value-type="float">
            <text:p>0,2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ROPNSTS</text:p>
          </table:table-cell>
          <table:table-cell office:value-type="float" office:value="0" calcext:value-type="float">
            <text:p>0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2" calcext:value-type="float">
            <text:p>0,2</text:p>
          </table:table-cell>
          <table:table-cell office:value-type="float" office:value="0.733333333333" calcext:value-type="float">
            <text:p>0,7333333333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CP_Z3DC_CB</text:p>
          </table:table-cell>
          <table:table-cell office:value-type="float" office:value="0" calcext:value-type="float">
            <text:p>0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266666666667" calcext:value-type="float">
            <text:p>0,266666666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P_Z3DC_CB</text:p>
          </table:table-cell>
          <table:table-cell office:value-type="float" office:value="0" calcext:value-type="float">
            <text:p>0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266666666667" calcext:value-type="float">
            <text:p>0,2666666667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CP_MJ1</text:p>
          </table:table-cell>
          <table:table-cell office:value-type="float" office:value="0" calcext:value-type="float">
            <text:p>0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4" calcext:value-type="float">
            <text:p>0,4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P_EPAIR_CB</text:p>
          </table:table-cell>
          <table:table-cell office:value-type="float" office:value="0" calcext:value-type="float">
            <text:p>0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466666666667" calcext:value-type="float">
            <text:p>0,4666666667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CP_EPAIR_CB</text:p>
          </table:table-cell>
          <table:table-cell office:value-type="float" office:value="0" calcext:value-type="float">
            <text:p>0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466666666667" calcext:value-type="float">
            <text:p>0,466666666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P_E3DC_CB</text:p>
          </table:table-cell>
          <table:table-cell office:value-type="float" office:value="0" calcext:value-type="float">
            <text:p>0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466666666667" calcext:value-type="float">
            <text:p>0,4666666667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CP_E3DC_CB</text:p>
          </table:table-cell>
          <table:table-cell office:value-type="float" office:value="0" calcext:value-type="float">
            <text:p>0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466666666667" calcext:value-type="float">
            <text:p>0,466666666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P_GKS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466666666667" calcext:value-type="float">
            <text:p>0,4666666667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CP_TEs</text:p>
          </table:table-cell>
          <table:table-cell office:value-type="float" office:value="0" calcext:value-type="float">
            <text:p>0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466666666667" calcext:value-type="float">
            <text:p>0,466666666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P_MJ2h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CP_RMFCEN1</text:p>
          </table:table-cell>
          <table:table-cell office:value-type="float" office:value="0" calcext:value-type="float">
            <text:p>0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466666666667" calcext:value-type="float">
            <text:p>0,466666666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P_MJ2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CP_E3D_MIN</text:p>
          </table:table-cell>
          <table:table-cell office:value-type="float" office:value="0" calcext:value-type="float">
            <text:p>0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533333333333" calcext:value-type="float">
            <text:p>0,533333333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P_MS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533333333333" calcext:value-type="float">
            <text:p>0,5333333333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CP_TS</text:p>
          </table:table-cell>
          <table:table-cell office:value-type="float" office:value="0" calcext:value-type="float">
            <text:p>0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6" calcext:value-type="float">
            <text:p>0,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P_TEs</text:p>
          </table:table-cell>
          <table:table-cell office:value-type="float" office:value="0" calcext:value-type="float">
            <text:p>0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466666666667" calcext:value-type="float">
            <text:p>0,4666666667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CP_EPAIR_MIN</text:p>
          </table:table-cell>
          <table:table-cell office:value-type="float" office:value="0" calcext:value-type="float">
            <text:p>0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6" calcext:value-type="float">
            <text:p>0,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P_TS</text:p>
          </table:table-cell>
          <table:table-cell office:value-type="float" office:value="0" calcext:value-type="float">
            <text:p>0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CP_SKOIP</text:p>
          </table:table-cell>
          <table:table-cell office:value-type="float" office:value="0" calcext:value-type="float">
            <text:p>0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666666666667" calcext:value-type="float">
            <text:p>0,666666666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P_SKOIP</text:p>
          </table:table-cell>
          <table:table-cell office:value-type="float" office:value="0" calcext:value-type="float">
            <text:p>0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666666666667" calcext:value-type="float">
            <text:p>0,6666666667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CP_MJ2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4" calcext:value-type="float">
            <text:p>0,4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P_RMFCEN1</text:p>
          </table:table-cell>
          <table:table-cell office:value-type="float" office:value="0" calcext:value-type="float">
            <text:p>0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466666666667" calcext:value-type="float">
            <text:p>0,4666666667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CP_GKS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466666666667" calcext:value-type="float">
            <text:p>0,466666666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P_URS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533333333333" calcext:value-type="float">
            <text:p>0,5333333333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CP_MS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533333333333" calcext:value-type="float">
            <text:p>0,533333333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P_MPS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AP_URS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533333333333" calcext:value-type="float">
            <text:p>0,533333333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P_ZS3DC_MIN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733333333333" calcext:value-type="float">
            <text:p>0,7333333333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AP_GOAP_G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533333333333" calcext:value-type="float">
            <text:p>0,533333333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P_EPAIR_MIN</text:p>
          </table:table-cell>
          <table:table-cell office:value-type="float" office:value="0" calcext:value-type="float">
            <text:p>0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CP_MJ2h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6" calcext:value-type="float">
            <text:p>0,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P_E3D_MIN</text:p>
          </table:table-cell>
          <table:table-cell office:value-type="float" office:value="0" calcext:value-type="float">
            <text:p>0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533333333333" calcext:value-type="float">
            <text:p>0,5333333333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AP_MPS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6" calcext:value-type="float">
            <text:p>0,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P_GOAP_G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533333333333" calcext:value-type="float">
            <text:p>0,5333333333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CP_ZS3DC_MIN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733333333333" calcext:value-type="float">
            <text:p>0,733333333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P_HLPL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CP_E3D_CB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466666666667" calcext:value-type="float">
            <text:p>0,466666666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P_dDFIRE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2" calcext:value-type="float">
            <text:p>0,2</text:p>
          </table:table-cell>
          <table:table-cell office:value-type="float" office:value="0.533333333333" calcext:value-type="float">
            <text:p>0,5333333333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CP_ELOCAL_MIN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533333333333" calcext:value-type="float">
            <text:p>0,533333333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P_DFIRE2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CP_HLPL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P_RMFCA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CP_ES3DC_CB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P_DOPE_HR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VDW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2" calcext:value-type="float">
            <text:p>0,2</text:p>
          </table:table-cell>
          <table:table-cell office:value-type="float" office:value="0.533333333333" calcext:value-type="float">
            <text:p>0,533333333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LE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AP_DARS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2" calcext:value-type="float">
            <text:p>0,2</text:p>
          </table:table-cell>
          <table:table-cell office:value-type="float" office:value="0.533333333333" calcext:value-type="float">
            <text:p>0,533333333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VDW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2" calcext:value-type="float">
            <text:p>0,2</text:p>
          </table:table-cell>
          <table:table-cell office:value-type="float" office:value="0.533333333333" calcext:value-type="float">
            <text:p>0,5333333333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CP_E3DC_MIN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2" calcext:value-type="float">
            <text:p>0,2</text:p>
          </table:table-cell>
          <table:table-cell office:value-type="float" office:value="0.533333333333" calcext:value-type="float">
            <text:p>0,533333333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P_DARS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2" calcext:value-type="float">
            <text:p>0,2</text:p>
          </table:table-cell>
          <table:table-cell office:value-type="float" office:value="0.533333333333" calcext:value-type="float">
            <text:p>0,5333333333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AP_GOAP_DF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2" calcext:value-type="float">
            <text:p>0,2</text:p>
          </table:table-cell>
          <table:table-cell office:value-type="float" office:value="0.533333333333" calcext:value-type="float">
            <text:p>0,533333333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P_ZS3DC_CB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AP_DOPE_HR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P_ES3DC_CB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ELE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P_E3D_CB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466666666667" calcext:value-type="float">
            <text:p>0,4666666667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CP_ZS3DC_CB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P_ZPAIR_MIN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CP_ZPAIR_MIN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P_ELOCAL_MIN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533333333333" calcext:value-type="float">
            <text:p>0,5333333333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AP_dDFIRE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2" calcext:value-type="float">
            <text:p>0,2</text:p>
          </table:table-cell>
          <table:table-cell office:value-type="float" office:value="0.533333333333" calcext:value-type="float">
            <text:p>0,533333333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P_E3DC_MIN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2" calcext:value-type="float">
            <text:p>0,2</text:p>
          </table:table-cell>
          <table:table-cell office:value-type="float" office:value="0.533333333333" calcext:value-type="float">
            <text:p>0,5333333333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AP_DFIRE2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P_GOAP_DF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2" calcext:value-type="float">
            <text:p>0,2</text:p>
          </table:table-cell>
          <table:table-cell office:value-type="float" office:value="0.533333333333" calcext:value-type="float">
            <text:p>0,5333333333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CP_RMFCA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P_BL</text:p>
          </table:table-cell>
          <table:table-cell office:value-type="float" office:value="0.2" calcext:value-type="float">
            <text:p>0,2</text:p>
          </table:table-cell>
          <table:table-cell office:value-type="float" office:value="0.266666666667" calcext:value-type="float">
            <text:p>0,2666666667</text:p>
          </table:table-cell>
          <table:table-cell office:value-type="float" office:value="0.466666666667" calcext:value-type="float">
            <text:p>0,4666666667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CP_ZLOCAL_MIN</text:p>
          </table:table-cell>
          <table:table-cell office:value-type="float" office:value="0" calcext:value-type="float">
            <text:p>0</text:p>
          </table:table-cell>
          <table:table-cell office:value-type="float" office:value="0.266666666667" calcext:value-type="float">
            <text:p>0,2666666667</text:p>
          </table:table-cell>
          <table:table-cell office:value-type="float" office:value="0.466666666667" calcext:value-type="float">
            <text:p>0,466666666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P_MJPL</text:p>
          </table:table-cell>
          <table:table-cell office:value-type="float" office:value="0" calcext:value-type="float">
            <text:p>0</text:p>
          </table:table-cell>
          <table:table-cell office:value-type="float" office:value="0.266666666667" calcext:value-type="float">
            <text:p>0,2666666667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CP_SKOb</text:p>
          </table:table-cell>
          <table:table-cell office:value-type="float" office:value="0" calcext:value-type="float">
            <text:p>0</text:p>
          </table:table-cell>
          <table:table-cell office:value-type="float" office:value="0.266666666667" calcext:value-type="float">
            <text:p>0,2666666667</text:p>
          </table:table-cell>
          <table:table-cell office:value-type="float" office:value="0.533333333333" calcext:value-type="float">
            <text:p>0,533333333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P_MJ3h</text:p>
          </table:table-cell>
          <table:table-cell office:value-type="float" office:value="0" calcext:value-type="float">
            <text:p>0</text:p>
          </table:table-cell>
          <table:table-cell office:value-type="float" office:value="0.266666666667" calcext:value-type="float">
            <text:p>0,2666666667</text:p>
          </table:table-cell>
          <table:table-cell office:value-type="float" office:value="0.666666666667" calcext:value-type="float">
            <text:p>0,6666666667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CP_MJPL</text:p>
          </table:table-cell>
          <table:table-cell office:value-type="float" office:value="0" calcext:value-type="float">
            <text:p>0</text:p>
          </table:table-cell>
          <table:table-cell office:value-type="float" office:value="0.266666666667" calcext:value-type="float">
            <text:p>0,2666666667</text:p>
          </table:table-cell>
          <table:table-cell office:value-type="float" office:value="0.6" calcext:value-type="float">
            <text:p>0,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P_MSBM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266666666667" calcext:value-type="float">
            <text:p>0,2666666667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CP_MJ3h</text:p>
          </table:table-cell>
          <table:table-cell office:value-type="float" office:value="0" calcext:value-type="float">
            <text:p>0</text:p>
          </table:table-cell>
          <table:table-cell office:value-type="float" office:value="0.266666666667" calcext:value-type="float">
            <text:p>0,2666666667</text:p>
          </table:table-cell>
          <table:table-cell office:value-type="float" office:value="0.666666666667" calcext:value-type="float">
            <text:p>0,666666666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P_Qa</text:p>
          </table:table-cell>
          <table:table-cell office:value-type="float" office:value="0.2" calcext:value-type="float">
            <text:p>0,2</text:p>
          </table:table-cell>
          <table:table-cell office:value-type="float" office:value="0.266666666667" calcext:value-type="float">
            <text:p>0,2666666667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CP_ES3DC_MIN</text:p>
          </table:table-cell>
          <table:table-cell office:value-type="float" office:value="0" calcext:value-type="float">
            <text:p>0</text:p>
          </table:table-cell>
          <table:table-cell office:value-type="float" office:value="0.266666666667" calcext:value-type="float">
            <text:p>0,2666666667</text:p>
          </table:table-cell>
          <table:table-cell office:value-type="float" office:value="0.733333333333" calcext:value-type="float">
            <text:p>0,733333333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P_Qm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266666666667" calcext:value-type="float">
            <text:p>0,2666666667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CP_RMFCEN2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266666666667" calcext:value-type="float">
            <text:p>0,2666666667</text:p>
          </table:table-cell>
          <table:table-cell office:value-type="float" office:value="0.533333333333" calcext:value-type="float">
            <text:p>0,533333333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P_SKOb</text:p>
          </table:table-cell>
          <table:table-cell office:value-type="float" office:value="0" calcext:value-type="float">
            <text:p>0</text:p>
          </table:table-cell>
          <table:table-cell office:value-type="float" office:value="0.266666666667" calcext:value-type="float">
            <text:p>0,2666666667</text:p>
          </table:table-cell>
          <table:table-cell office:value-type="float" office:value="0.533333333333" calcext:value-type="float">
            <text:p>0,5333333333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AP_DOPE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266666666667" calcext:value-type="float">
            <text:p>0,2666666667</text:p>
          </table:table-cell>
          <table:table-cell office:value-type="float" office:value="0.533333333333" calcext:value-type="float">
            <text:p>0,533333333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P_RMFCEN2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266666666667" calcext:value-type="float">
            <text:p>0,2666666667</text:p>
          </table:table-cell>
          <table:table-cell office:value-type="float" office:value="0.533333333333" calcext:value-type="float">
            <text:p>0,5333333333</text:p>
          </table:table-cell>
          <table:table-cell office:value-type="float" office:value="0.733333333333" calcext:value-type="float">
            <text:p>0,7333333333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CP_ELOCAL_CB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266666666667" calcext:value-type="float">
            <text:p>0,2666666667</text:p>
          </table:table-cell>
          <table:table-cell office:value-type="float" office:value="0.533333333333" calcext:value-type="float">
            <text:p>0,533333333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P_DOPE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266666666667" calcext:value-type="float">
            <text:p>0,2666666667</text:p>
          </table:table-cell>
          <table:table-cell office:value-type="float" office:value="0.533333333333" calcext:value-type="float">
            <text:p>0,5333333333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CP_MSBM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266666666667" calcext:value-type="float">
            <text:p>0,2666666667</text:p>
          </table:table-cell>
          <table:table-cell office:value-type="float" office:value="0.6" calcext:value-type="float">
            <text:p>0,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P_ZLOCAL_CB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266666666667" calcext:value-type="float">
            <text:p>0,2666666667</text:p>
          </table:table-cell>
          <table:table-cell office:value-type="float" office:value="0.533333333333" calcext:value-type="float">
            <text:p>0,5333333333</text:p>
          </table:table-cell>
          <table:table-cell office:value-type="float" office:value="0.733333333333" calcext:value-type="float">
            <text:p>0,7333333333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CP_ZLOCAL_CB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266666666667" calcext:value-type="float">
            <text:p>0,2666666667</text:p>
          </table:table-cell>
          <table:table-cell office:value-type="float" office:value="0.533333333333" calcext:value-type="float">
            <text:p>0,533333333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P_ELOCAL_CB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266666666667" calcext:value-type="float">
            <text:p>0,2666666667</text:p>
          </table:table-cell>
          <table:table-cell office:value-type="float" office:value="0.533333333333" calcext:value-type="float">
            <text:p>0,5333333333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CP_Qm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266666666667" calcext:value-type="float">
            <text:p>0,2666666667</text:p>
          </table:table-cell>
          <table:table-cell office:value-type="float" office:value="0.6" calcext:value-type="float">
            <text:p>0,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P_ZLOCAL_MIN</text:p>
          </table:table-cell>
          <table:table-cell office:value-type="float" office:value="0" calcext:value-type="float">
            <text:p>0</text:p>
          </table:table-cell>
          <table:table-cell office:value-type="float" office:value="0.266666666667" calcext:value-type="float">
            <text:p>0,2666666667</text:p>
          </table:table-cell>
          <table:table-cell office:value-type="float" office:value="0.466666666667" calcext:value-type="float">
            <text:p>0,4666666667</text:p>
          </table:table-cell>
          <table:table-cell office:value-type="float" office:value="0.733333333333" calcext:value-type="float">
            <text:p>0,7333333333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CP_BL</text:p>
          </table:table-cell>
          <table:table-cell office:value-type="float" office:value="0.2" calcext:value-type="float">
            <text:p>0,2</text:p>
          </table:table-cell>
          <table:table-cell office:value-type="float" office:value="0.266666666667" calcext:value-type="float">
            <text:p>0,2666666667</text:p>
          </table:table-cell>
          <table:table-cell office:value-type="float" office:value="0.466666666667" calcext:value-type="float">
            <text:p>0,466666666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P_ES3DC_MIN</text:p>
          </table:table-cell>
          <table:table-cell office:value-type="float" office:value="0" calcext:value-type="float">
            <text:p>0</text:p>
          </table:table-cell>
          <table:table-cell office:value-type="float" office:value="0.266666666667" calcext:value-type="float">
            <text:p>0,2666666667</text:p>
          </table:table-cell>
          <table:table-cell office:value-type="float" office:value="0.733333333333" calcext:value-type="float">
            <text:p>0,7333333333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CP_Qa</text:p>
          </table:table-cell>
          <table:table-cell office:value-type="float" office:value="0.2" calcext:value-type="float">
            <text:p>0,2</text:p>
          </table:table-cell>
          <table:table-cell office:value-type="float" office:value="0.266666666667" calcext:value-type="float">
            <text:p>0,2666666667</text:p>
          </table:table-cell>
          <table:table-cell office:value-type="float" office:value="0.6" calcext:value-type="float">
            <text:p>0,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P_Qp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AP_WENG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466666666667" calcext:value-type="float">
            <text:p>0,466666666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P_RO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466666666667" calcext:value-type="float">
            <text:p>0,4666666667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CP_Qp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6" calcext:value-type="float">
            <text:p>0,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P_SJKG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533333333333" calcext:value-type="float">
            <text:p>0,5333333333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CP_TD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666666666667" calcext:value-type="float">
            <text:p>0,666666666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P_TD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666666666667" calcext:value-type="float">
            <text:p>0,6666666667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CP_SJKG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533333333333" calcext:value-type="float">
            <text:p>0,533333333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P_TEl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CP_TEl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6" calcext:value-type="float">
            <text:p>0,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YDOCK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466666666667" calcext:value-type="float">
            <text:p>0,4666666667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CP_RO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466666666667" calcext:value-type="float">
            <text:p>0,466666666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P_WENG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466666666667" calcext:value-type="float">
            <text:p>0,4666666667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PYDOCK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466666666667" calcext:value-type="float">
            <text:p>0,466666666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P_GOAP_ALL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533333333333" calcext:value-type="float">
            <text:p>0,5333333333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AP_GOAP_ALL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533333333333" calcext:value-type="float">
            <text:p>0,533333333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P_BFKV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4" calcext:value-type="float">
            <text:p>0,4</text:p>
          </table:table-cell>
          <table:table-cell office:value-type="float" office:value="0.666666666667" calcext:value-type="float">
            <text:p>0,6666666667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CP_BFKV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4" calcext:value-type="float">
            <text:p>0,4</text:p>
          </table:table-cell>
          <table:table-cell office:value-type="float" office:value="0.666666666667" calcext:value-type="float">
            <text:p>0,666666666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P_SKOa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4" calcext:value-type="float">
            <text:p>0,4</text:p>
          </table:table-cell>
          <table:table-cell office:value-type="float" office:value="0.533333333333" calcext:value-type="float">
            <text:p>0,5333333333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CP_Z3DC_MIN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4" calcext:value-type="float">
            <text:p>0,4</text:p>
          </table:table-cell>
          <table:table-cell office:value-type="float" office:value="0.666666666667" calcext:value-type="float">
            <text:p>0,666666666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P_VD</text:p>
          </table:table-cell>
          <table:table-cell office:value-type="float" office:value="0.266666666667" calcext:value-type="float">
            <text:p>0,2666666667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CP_SKOa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4" calcext:value-type="float">
            <text:p>0,4</text:p>
          </table:table-cell>
          <table:table-cell office:value-type="float" office:value="0.533333333333" calcext:value-type="float">
            <text:p>0,533333333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ESOLV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0.533333333333" calcext:value-type="float">
            <text:p>0,5333333333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DESOLV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0.533333333333" calcext:value-type="float">
            <text:p>0,533333333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P_Z3DC_MIN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4" calcext:value-type="float">
            <text:p>0,4</text:p>
          </table:table-cell>
          <table:table-cell office:value-type="float" office:value="0.666666666667" calcext:value-type="float">
            <text:p>0,6666666667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CP_VD</text:p>
          </table:table-cell>
          <table:table-cell office:value-type="float" office:value="0.266666666667" calcext:value-type="float">
            <text:p>0,2666666667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P_BT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466666666667" calcext:value-type="float">
            <text:p>0,4666666667</text:p>
          </table:table-cell>
          <table:table-cell office:value-type="float" office:value="0.533333333333" calcext:value-type="float">
            <text:p>0,5333333333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ODA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466666666667" calcext:value-type="float">
            <text:p>0,4666666667</text:p>
          </table:table-cell>
          <table:table-cell office:value-type="float" office:value="0.533333333333" calcext:value-type="float">
            <text:p>0,533333333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P_DCOMPLEX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466666666667" calcext:value-type="float">
            <text:p>0,4666666667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AP_DCOMPLEX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466666666667" calcext:value-type="float">
            <text:p>0,4666666667</text:p>
          </table:table-cell>
          <table:table-cell office:value-type="float" office:value="0.6" calcext:value-type="float">
            <text:p>0,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P_TB</text:p>
          </table:table-cell>
          <table:table-cell office:value-type="float" office:value="0.266666666667" calcext:value-type="float">
            <text:p>0,2666666667</text:p>
          </table:table-cell>
          <table:table-cell office:value-type="float" office:value="0.466666666667" calcext:value-type="float">
            <text:p>0,4666666667</text:p>
          </table:table-cell>
          <table:table-cell table:number-columns-repeated="3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CP_BT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466666666667" calcext:value-type="float">
            <text:p>0,4666666667</text:p>
          </table:table-cell>
          <table:table-cell office:value-type="float" office:value="0.533333333333" calcext:value-type="float">
            <text:p>0,533333333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P_TSC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466666666667" calcext:value-type="float">
            <text:p>0,4666666667</text:p>
          </table:table-cell>
          <table:table-cell office:value-type="float" office:value="0.666666666667" calcext:value-type="float">
            <text:p>0,6666666667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CP_TSC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466666666667" calcext:value-type="float">
            <text:p>0,4666666667</text:p>
          </table:table-cell>
          <table:table-cell office:value-type="float" office:value="0.666666666667" calcext:value-type="float">
            <text:p>0,666666666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P_T1</text:p>
          </table:table-cell>
          <table:table-cell office:value-type="float" office:value="0.2" calcext:value-type="float">
            <text:p>0,2</text:p>
          </table:table-cell>
          <table:table-cell office:value-type="float" office:value="0.466666666667" calcext:value-type="float">
            <text:p>0,4666666667</text:p>
          </table:table-cell>
          <table:table-cell office:value-type="float" office:value="0.533333333333" calcext:value-type="float">
            <text:p>0,5333333333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CP_DECK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466666666667" calcext:value-type="float">
            <text:p>0,4666666667</text:p>
          </table:table-cell>
          <table:table-cell office:value-type="float" office:value="0.733333333333" calcext:value-type="float">
            <text:p>0,733333333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P_T2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466666666667" calcext:value-type="float">
            <text:p>0,4666666667</text:p>
          </table:table-cell>
          <table:table-cell office:value-type="float" office:value="0.533333333333" calcext:value-type="float">
            <text:p>0,5333333333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AP_T1</text:p>
          </table:table-cell>
          <table:table-cell office:value-type="float" office:value="0.2" calcext:value-type="float">
            <text:p>0,2</text:p>
          </table:table-cell>
          <table:table-cell office:value-type="float" office:value="0.466666666667" calcext:value-type="float">
            <text:p>0,4666666667</text:p>
          </table:table-cell>
          <table:table-cell office:value-type="float" office:value="0.533333333333" calcext:value-type="float">
            <text:p>0,533333333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ODA</text:p>
          </table:table-cell>
          <table:table-cell office:value-type="float" office:value="0.0666666666667" calcext:value-type="float">
            <text:p>0,0666666667</text:p>
          </table:table-cell>
          <table:table-cell office:value-type="float" office:value="0.466666666667" calcext:value-type="float">
            <text:p>0,4666666667</text:p>
          </table:table-cell>
          <table:table-cell office:value-type="float" office:value="0.533333333333" calcext:value-type="float">
            <text:p>0,5333333333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AP_calRWp</text:p>
          </table:table-cell>
          <table:table-cell office:value-type="float" office:value="0.2" calcext:value-type="float">
            <text:p>0,2</text:p>
          </table:table-cell>
          <table:table-cell office:value-type="float" office:value="0.466666666667" calcext:value-type="float">
            <text:p>0,4666666667</text:p>
          </table:table-cell>
          <table:table-cell office:value-type="float" office:value="0.666666666667" calcext:value-type="float">
            <text:p>0,666666666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P_DECK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466666666667" calcext:value-type="float">
            <text:p>0,4666666667</text:p>
          </table:table-cell>
          <table:table-cell office:value-type="float" office:value="0.733333333333" calcext:value-type="float">
            <text:p>0,7333333333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CP_TB</text:p>
          </table:table-cell>
          <table:table-cell office:value-type="float" office:value="0.266666666667" calcext:value-type="float">
            <text:p>0,2666666667</text:p>
          </table:table-cell>
          <table:table-cell office:value-type="float" office:value="0.466666666667" calcext:value-type="float">
            <text:p>0,4666666667</text:p>
          </table:table-cell>
          <table:table-cell office:value-type="float" office:value="0.8" calcext:value-type="float">
            <text:p>0,8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P_calRWp</text:p>
          </table:table-cell>
          <table:table-cell office:value-type="float" office:value="0.2" calcext:value-type="float">
            <text:p>0,2</text:p>
          </table:table-cell>
          <table:table-cell office:value-type="float" office:value="0.466666666667" calcext:value-type="float">
            <text:p>0,4666666667</text:p>
          </table:table-cell>
          <table:table-cell office:value-type="float" office:value="0.666666666667" calcext:value-type="float">
            <text:p>0,6666666667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AP_T2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466666666667" calcext:value-type="float">
            <text:p>0,4666666667</text:p>
          </table:table-cell>
          <table:table-cell office:value-type="float" office:value="0.533333333333" calcext:value-type="float">
            <text:p>0,533333333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P_PISA</text:p>
          </table:table-cell>
          <table:table-cell office:value-type="float" office:value="0.4" calcext:value-type="float">
            <text:p>0,4</text:p>
          </table:table-cell>
          <table:table-cell office:value-type="float" office:value="0.466666666667" calcext:value-type="float">
            <text:p>0,4666666667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AP_PISA</text:p>
          </table:table-cell>
          <table:table-cell office:value-type="float" office:value="0.4" calcext:value-type="float">
            <text:p>0,4</text:p>
          </table:table-cell>
          <table:table-cell office:value-type="float" office:value="0.466666666667" calcext:value-type="float">
            <text:p>0,4666666667</text:p>
          </table:table-cell>
          <table:table-cell office:value-type="float" office:value="0.6" calcext:value-type="float">
            <text:p>0,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P_calRW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533333333333" calcext:value-type="float">
            <text:p>0,5333333333</text:p>
          </table:table-cell>
          <table:table-cell office:value-type="float" office:value="0.666666666667" calcext:value-type="float">
            <text:p>0,6666666667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AP_calRW</text:p>
          </table:table-cell>
          <table:table-cell office:value-type="float" office:value="0.133333333333" calcext:value-type="float">
            <text:p>0,1333333333</text:p>
          </table:table-cell>
          <table:table-cell office:value-type="float" office:value="0.533333333333" calcext:value-type="float">
            <text:p>0,5333333333</text:p>
          </table:table-cell>
          <table:table-cell office:value-type="float" office:value="0.666666666667" calcext:value-type="float">
            <text:p>0,6666666667</text:p>
          </table:table-cell>
          <table:table-cell table:number-columns-repeated="4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I74:Sheet1.L146" table:contains-header="false">
          <table:sort>
            <table:sort-by table:field-number="2" table:data-type="automatic"/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4"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 style:data-style-name="N2" text:time-value="16:37:20.6968930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tein Group</meta:initial-creator>
    <meta:creation-date>2014-10-07T14:11:08</meta:creation-date>
    <dc:date>2016-03-08T16:41:32.142770925</dc:date>
    <meta:editing-duration>PT2M19S</meta:editing-duration>
    <meta:editing-cycles>8</meta:editing-cycles>
    <meta:generator>LibreOffice/4.2.8.2$Linux_X86_64 LibreOffice_project/420m0$Build-2</meta:generator>
    <meta:document-statistic meta:table-count="3" meta:cell-count="125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5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5">
      <style:chart-properties chart:link-data-style-to-source="false" chart:data-label-number="value" chart:data-label-text="false" chart:data-label-symbol="false" style:rotation-angle="90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308cm" svg:height="15.311cm" xlink:href=".." xlink:type="simple" chart:class="chart:bar" chart:style-name="ch1">
        <chart:title svg:x="7.378cm" svg:y="0.441cm" chart:style-name="ch2">
          <text:p>Succes rate by Top10 </text:p>
        </chart:title>
        <chart:subtitle svg:x="1.01cm" svg:y="1.23cm" chart:style-name="ch3">
          <text:p>BM_scorers (lensick)</text:p>
        </chart:subtitle>
        <chart:legend svg:x="14.263cm" svg:y="0.92cm" style:legend-expansion="custom" chartooo:width="4.599cm" chartooo:height="1.015cm" style:legend-expansion-aspect-ratio="4.53103448275862" chart:style-name="ch4"/>
        <chart:plot-area chart:style-name="ch5" table:cell-range-address="Sheet1.A3:Sheet1.D26 Sheet1.B2:Sheet1.D2" chart:data-source-has-labels="both" svg:x="0.418cm" svg:y="1.854cm" svg:width="18.478cm" svg:height="13.716cm">
          <chartooo:coordinate-region svg:x="1.183cm" svg:y="2.067cm" svg:width="17.713cm" svg:height="10.35cm"/>
          <chart:axis chart:dimension="x" chart:name="primary-x" chart:style-name="ch6" chartooo:axis-type="auto">
            <chartooo:date-scale/>
            <chart:categories table:cell-range-address="Sheet1.A3:Sheet1.A2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3:Sheet1.B26" chart:label-cell-address="Sheet1.B2:Sheet1.B2" chart:class="chart:bar">
            <chart:data-point chart:repeated="24"/>
          </chart:series>
          <chart:series chart:style-name="ch10" chart:values-cell-range-address="Sheet1.C3:Sheet1.C26" chart:label-cell-address="Sheet1.C2:Sheet1.C2" chart:class="chart:bar">
            <chart:data-point chart:repeated="24"/>
          </chart:series>
          <chart:series chart:style-name="ch11" chart:values-cell-range-address="Sheet1.D3:Sheet1.D26" chart:label-cell-address="Sheet1.D2:Sheet1.D2" chart:class="chart:ba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  <draw:g>
                  <svg:desc>Sheet1.B2:Sheet1.B2</svg:desc>
                </draw:g>
              </table:table-cell>
              <table:table-cell office:value-type="string">
                <text:p> Top10</text:p>
                <draw:g>
                  <svg:desc>Sheet1.C2:Sheet1.C2</svg:desc>
                </draw:g>
              </table:table-cell>
              <table:table-cell office:value-type="string">
                <text:p>Top100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ELOCAL_CB</text:p>
                <draw:g>
                  <svg:desc>Sheet1.A3:Sheet1.A26</svg:desc>
                </draw:g>
              </table:table-cell>
              <table:table-cell office:value-type="float" office:value="0.0666666666667">
                <text:p>0.0666666666667</text:p>
                <draw:g>
                  <svg:desc>Sheet1.B3:Sheet1.B26</svg:desc>
                </draw:g>
              </table:table-cell>
              <table:table-cell office:value-type="float" office:value="0.266666666667">
                <text:p>0.266666666667</text:p>
                <draw:g>
                  <svg:desc>Sheet1.C3:Sheet1.C26</svg:desc>
                </draw:g>
              </table:table-cell>
              <table:table-cell office:value-type="float" office:value="0.533333333333">
                <text:p>0.533333333333</text:p>
                <draw:g>
                  <svg:desc>Sheet1.D3:Sheet1.D26</svg:desc>
                </draw:g>
              </table:table-cell>
            </table:table-row>
            <table:table-row>
              <table:table-cell office:value-type="string">
                <text:p>CP_MSBM</text:p>
              </table:table-cell>
              <table:table-cell office:value-type="float" office:value="0.0666666666667">
                <text:p>0.0666666666667</text:p>
              </table:table-cell>
              <table:table-cell office:value-type="float" office:value="0.266666666667">
                <text:p>0.26666666666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CP_ZLOCAL_CB</text:p>
              </table:table-cell>
              <table:table-cell office:value-type="float" office:value="0.133333333333">
                <text:p>0.133333333333</text:p>
              </table:table-cell>
              <table:table-cell office:value-type="float" office:value="0.266666666667">
                <text:p>0.266666666667</text:p>
              </table:table-cell>
              <table:table-cell office:value-type="float" office:value="0.533333333333">
                <text:p>0.533333333333</text:p>
              </table:table-cell>
            </table:table-row>
            <table:table-row>
              <table:table-cell office:value-type="string">
                <text:p>CP_Qm</text:p>
              </table:table-cell>
              <table:table-cell office:value-type="float" office:value="0.133333333333">
                <text:p>0.133333333333</text:p>
              </table:table-cell>
              <table:table-cell office:value-type="float" office:value="0.266666666667">
                <text:p>0.26666666666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CP_BL</text:p>
              </table:table-cell>
              <table:table-cell office:value-type="float" office:value="0.2">
                <text:p>0.2</text:p>
              </table:table-cell>
              <table:table-cell office:value-type="float" office:value="0.266666666667">
                <text:p>0.266666666667</text:p>
              </table:table-cell>
              <table:table-cell office:value-type="float" office:value="0.466666666667">
                <text:p>0.466666666667</text:p>
              </table:table-cell>
            </table:table-row>
            <table:table-row>
              <table:table-cell office:value-type="string">
                <text:p>CP_Qa</text:p>
              </table:table-cell>
              <table:table-cell office:value-type="float" office:value="0.2">
                <text:p>0.2</text:p>
              </table:table-cell>
              <table:table-cell office:value-type="float" office:value="0.266666666667">
                <text:p>0.26666666666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AP_WENG</text:p>
              </table:table-cell>
              <table:table-cell office:value-type="float" office:value="0">
                <text:p>0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0.466666666667">
                <text:p>0.466666666667</text:p>
              </table:table-cell>
            </table:table-row>
            <table:table-row>
              <table:table-cell office:value-type="string">
                <text:p>CP_Qp</text:p>
              </table:table-cell>
              <table:table-cell office:value-type="float" office:value="0">
                <text:p>0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CP_TD</text:p>
              </table:table-cell>
              <table:table-cell office:value-type="float" office:value="0">
                <text:p>0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0.666666666667">
                <text:p>0.666666666667</text:p>
              </table:table-cell>
            </table:table-row>
            <table:table-row>
              <table:table-cell office:value-type="string">
                <text:p>CP_SJKG</text:p>
              </table:table-cell>
              <table:table-cell office:value-type="float" office:value="0.0666666666667">
                <text:p>0.0666666666667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0.533333333333">
                <text:p>0.533333333333</text:p>
              </table:table-cell>
            </table:table-row>
            <table:table-row>
              <table:table-cell office:value-type="string">
                <text:p>CP_TEl</text:p>
              </table:table-cell>
              <table:table-cell office:value-type="float" office:value="0.0666666666667">
                <text:p>0.0666666666667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CP_RO</text:p>
              </table:table-cell>
              <table:table-cell office:value-type="float" office:value="0.133333333333">
                <text:p>0.133333333333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0.466666666667">
                <text:p>0.466666666667</text:p>
              </table:table-cell>
            </table:table-row>
            <table:table-row>
              <table:table-cell office:value-type="string">
                <text:p>PYDOCK</text:p>
              </table:table-cell>
              <table:table-cell office:value-type="float" office:value="0.133333333333">
                <text:p>0.133333333333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0.466666666667">
                <text:p>0.466666666667</text:p>
              </table:table-cell>
            </table:table-row>
            <table:table-row>
              <table:table-cell office:value-type="string">
                <text:p>AP_GOAP_ALL</text:p>
              </table:table-cell>
              <table:table-cell office:value-type="float" office:value="0.133333333333">
                <text:p>0.133333333333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0.533333333333">
                <text:p>0.533333333333</text:p>
              </table:table-cell>
            </table:table-row>
            <table:table-row>
              <table:table-cell office:value-type="string">
                <text:p>CP_BFKV</text:p>
              </table:table-cell>
              <table:table-cell office:value-type="float" office:value="0.0666666666667">
                <text:p>0.0666666666667</text:p>
              </table:table-cell>
              <table:table-cell office:value-type="float" office:value="0.4">
                <text:p>0.4</text:p>
              </table:table-cell>
              <table:table-cell office:value-type="float" office:value="0.666666666667">
                <text:p>0.666666666667</text:p>
              </table:table-cell>
            </table:table-row>
            <table:table-row>
              <table:table-cell office:value-type="string">
                <text:p>CP_Z3DC_MIN</text:p>
              </table:table-cell>
              <table:table-cell office:value-type="float" office:value="0.0666666666667">
                <text:p>0.0666666666667</text:p>
              </table:table-cell>
              <table:table-cell office:value-type="float" office:value="0.4">
                <text:p>0.4</text:p>
              </table:table-cell>
              <table:table-cell office:value-type="float" office:value="0.666666666667">
                <text:p>0.666666666667</text:p>
              </table:table-cell>
            </table:table-row>
            <table:table-row>
              <table:table-cell office:value-type="string">
                <text:p>CP_SKOa</text:p>
              </table:table-cell>
              <table:table-cell office:value-type="float" office:value="0.133333333333">
                <text:p>0.133333333333</text:p>
              </table:table-cell>
              <table:table-cell office:value-type="float" office:value="0.4">
                <text:p>0.4</text:p>
              </table:table-cell>
              <table:table-cell office:value-type="float" office:value="0.533333333333">
                <text:p>0.533333333333</text:p>
              </table:table-cell>
            </table:table-row>
            <table:table-row>
              <table:table-cell office:value-type="string">
                <text:p>DESOLV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0.533333333333">
                <text:p>0.533333333333</text:p>
              </table:table-cell>
            </table:table-row>
            <table:table-row>
              <table:table-cell office:value-type="string">
                <text:p>CP_VD</text:p>
              </table:table-cell>
              <table:table-cell office:value-type="float" office:value="0.266666666667">
                <text:p>0.266666666667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ODA</text:p>
              </table:table-cell>
              <table:table-cell office:value-type="float" office:value="0.0666666666667">
                <text:p>0.0666666666667</text:p>
              </table:table-cell>
              <table:table-cell office:value-type="float" office:value="0.466666666667">
                <text:p>0.466666666667</text:p>
              </table:table-cell>
              <table:table-cell office:value-type="float" office:value="0.533333333333">
                <text:p>0.533333333333</text:p>
              </table:table-cell>
            </table:table-row>
            <table:table-row>
              <table:table-cell office:value-type="string">
                <text:p>AP_DCOMPLEX</text:p>
              </table:table-cell>
              <table:table-cell office:value-type="float" office:value="0.0666666666667">
                <text:p>0.0666666666667</text:p>
              </table:table-cell>
              <table:table-cell office:value-type="float" office:value="0.466666666667">
                <text:p>0.46666666666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CP_BT</text:p>
              </table:table-cell>
              <table:table-cell office:value-type="float" office:value="0.133333333333">
                <text:p>0.133333333333</text:p>
              </table:table-cell>
              <table:table-cell office:value-type="float" office:value="0.466666666667">
                <text:p>0.466666666667</text:p>
              </table:table-cell>
              <table:table-cell office:value-type="float" office:value="0.533333333333">
                <text:p>0.533333333333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0.133333333333">
                <text:p>0.133333333333</text:p>
              </table:table-cell>
              <table:table-cell office:value-type="float" office:value="0.466666666667">
                <text:p>0.466666666667</text:p>
              </table:table-cell>
              <table:table-cell office:value-type="float" office:value="0.666666666667">
                <text:p>0.666666666667</text:p>
              </table:table-cell>
            </table:table-row>
            <table:table-row>
              <table:table-cell office:value-type="string">
                <text:p>CP_DECK</text:p>
              </table:table-cell>
              <table:table-cell office:value-type="float" office:value="0.133333333333">
                <text:p>0.133333333333</text:p>
              </table:table-cell>
              <table:table-cell office:value-type="float" office:value="0.466666666667">
                <text:p>0.466666666667</text:p>
              </table:table-cell>
              <table:table-cell office:value-type="float" office:value="0.733333333333">
                <text:p>0.7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5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05">
      <style:chart-properties chart:link-data-style-to-source="false" chart:data-label-number="value" chart:data-label-text="false" chart:data-label-symbol="false" style:rotation-angle="90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099cm" svg:height="15.626cm" xlink:href=".." xlink:type="simple" chart:class="chart:bar" chart:style-name="ch1">
        <chart:title svg:x="9.122cm" svg:y="0.447cm" chart:style-name="ch2">
          <text:p>Succes Rate by Top100</text:p>
        </chart:title>
        <chart:subtitle svg:x="1.288cm" svg:y="1.571cm" chart:style-name="ch3">
          <text:p>BM_scorers(lensick)</text:p>
        </chart:subtitle>
        <chart:legend svg:x="16.396cm" svg:y="1.121cm" style:legend-expansion="custom" chartooo:width="6.639cm" chartooo:height="1.037cm" style:legend-expansion-aspect-ratio="6.40212150433944" chart:style-name="ch4"/>
        <chart:plot-area chart:style-name="ch5" table:cell-range-address="Sheet1.I3:Sheet1.L35 Sheet1.J2:Sheet1.L2" chart:data-source-has-labels="both" svg:x="0.789cm" svg:y="2.206cm" svg:width="21.442cm" svg:height="13.459cm">
          <chartooo:coordinate-region svg:x="1.554cm" svg:y="2.419cm" svg:width="20.677cm" svg:height="10.154cm"/>
          <chart:axis chart:dimension="x" chart:name="primary-x" chart:style-name="ch6" chartooo:axis-type="auto">
            <chartooo:date-scale/>
            <chart:categories table:cell-range-address="Sheet1.I3:Sheet1.I3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J3:Sheet1.J35" chart:label-cell-address="Sheet1.J2:Sheet1.J2" chart:class="chart:bar">
            <chart:data-point chart:repeated="33"/>
          </chart:series>
          <chart:series chart:style-name="ch10" chart:values-cell-range-address="Sheet1.K3:Sheet1.K35" chart:label-cell-address="Sheet1.K2:Sheet1.K2" chart:class="chart:bar">
            <chart:data-point chart:repeated="33"/>
          </chart:series>
          <chart:series chart:style-name="ch11" chart:values-cell-range-address="Sheet1.L3:Sheet1.L35" chart:label-cell-address="Sheet1.L2:Sheet1.L2" chart:class="chart:bar">
            <chart:data-point chart:repeated="3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  <draw:g>
                  <svg:desc>Sheet1.J2:Sheet1.J2</svg:desc>
                </draw:g>
              </table:table-cell>
              <table:table-cell office:value-type="string">
                <text:p> Top10</text:p>
                <draw:g>
                  <svg:desc>Sheet1.K2:Sheet1.K2</svg:desc>
                </draw:g>
              </table:table-cell>
              <table:table-cell office:value-type="string">
                <text:p>Top100</text:p>
                <draw:g>
                  <svg:desc>Sheet1.L2:Sheet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TS</text:p>
                <draw:g>
                  <svg:desc>Sheet1.I3:Sheet1.I35</svg:desc>
                </draw:g>
              </table:table-cell>
              <table:table-cell office:value-type="float" office:value="0">
                <text:p>0</text:p>
                <draw:g>
                  <svg:desc>Sheet1.J3:Sheet1.J35</svg:desc>
                </draw:g>
              </table:table-cell>
              <table:table-cell office:value-type="float" office:value="0.133333333333">
                <text:p>0.133333333333</text:p>
                <draw:g>
                  <svg:desc>Sheet1.K3:Sheet1.K35</svg:desc>
                </draw:g>
              </table:table-cell>
              <table:table-cell office:value-type="float" office:value="0.6">
                <text:p>0.6</text:p>
                <draw:g>
                  <svg:desc>Sheet1.L3:Sheet1.L35</svg:desc>
                </draw:g>
              </table:table-cell>
            </table:table-row>
            <table:table-row>
              <table:table-cell office:value-type="string">
                <text:p>CP_EPAIR_MIN</text:p>
              </table:table-cell>
              <table:table-cell office:value-type="float" office:value="0">
                <text:p>0</text:p>
              </table:table-cell>
              <table:table-cell office:value-type="float" office:value="0.133333333333">
                <text:p>0.13333333333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CP_MJ2h</text:p>
              </table:table-cell>
              <table:table-cell office:value-type="float" office:value="0.0666666666667">
                <text:p>0.0666666666667</text:p>
              </table:table-cell>
              <table:table-cell office:value-type="float" office:value="0.133333333333">
                <text:p>0.13333333333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AP_MPS</text:p>
              </table:table-cell>
              <table:table-cell office:value-type="float" office:value="0.0666666666667">
                <text:p>0.0666666666667</text:p>
              </table:table-cell>
              <table:table-cell office:value-type="float" office:value="0.133333333333">
                <text:p>0.13333333333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CP_ES3DC_CB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AP_DOPE_HR</text:p>
              </table:table-cell>
              <table:table-cell office:value-type="float" office:value="0.0666666666667">
                <text:p>0.0666666666667</text:p>
              </table:table-cell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ELE</text:p>
              </table:table-cell>
              <table:table-cell office:value-type="float" office:value="0.0666666666667">
                <text:p>0.0666666666667</text:p>
              </table:table-cell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CP_ZS3DC_CB</text:p>
              </table:table-cell>
              <table:table-cell office:value-type="float" office:value="0.0666666666667">
                <text:p>0.0666666666667</text:p>
              </table:table-cell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CP_ZPAIR_MIN</text:p>
              </table:table-cell>
              <table:table-cell office:value-type="float" office:value="0.0666666666667">
                <text:p>0.0666666666667</text:p>
              </table:table-cell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AP_DFIRE2</text:p>
              </table:table-cell>
              <table:table-cell office:value-type="float" office:value="0.133333333333">
                <text:p>0.133333333333</text:p>
              </table:table-cell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CP_RMFCA</text:p>
              </table:table-cell>
              <table:table-cell office:value-type="float" office:value="0.133333333333">
                <text:p>0.133333333333</text:p>
              </table:table-cell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CP_MJPL</text:p>
              </table:table-cell>
              <table:table-cell office:value-type="float" office:value="0">
                <text:p>0</text:p>
              </table:table-cell>
              <table:table-cell office:value-type="float" office:value="0.266666666667">
                <text:p>0.26666666666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CP_MSBM</text:p>
              </table:table-cell>
              <table:table-cell office:value-type="float" office:value="0.0666666666667">
                <text:p>0.0666666666667</text:p>
              </table:table-cell>
              <table:table-cell office:value-type="float" office:value="0.266666666667">
                <text:p>0.26666666666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CP_Qm</text:p>
              </table:table-cell>
              <table:table-cell office:value-type="float" office:value="0.133333333333">
                <text:p>0.133333333333</text:p>
              </table:table-cell>
              <table:table-cell office:value-type="float" office:value="0.266666666667">
                <text:p>0.26666666666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CP_Qa</text:p>
              </table:table-cell>
              <table:table-cell office:value-type="float" office:value="0.2">
                <text:p>0.2</text:p>
              </table:table-cell>
              <table:table-cell office:value-type="float" office:value="0.266666666667">
                <text:p>0.26666666666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CP_Qp</text:p>
              </table:table-cell>
              <table:table-cell office:value-type="float" office:value="0">
                <text:p>0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CP_TEl</text:p>
              </table:table-cell>
              <table:table-cell office:value-type="float" office:value="0.0666666666667">
                <text:p>0.0666666666667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CP_VD</text:p>
              </table:table-cell>
              <table:table-cell office:value-type="float" office:value="0.266666666667">
                <text:p>0.266666666667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AP_DCOMPLEX</text:p>
              </table:table-cell>
              <table:table-cell office:value-type="float" office:value="0.0666666666667">
                <text:p>0.0666666666667</text:p>
              </table:table-cell>
              <table:table-cell office:value-type="float" office:value="0.466666666667">
                <text:p>0.46666666666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0.4">
                <text:p>0.4</text:p>
              </table:table-cell>
              <table:table-cell office:value-type="float" office:value="0.466666666667">
                <text:p>0.46666666666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CP_SKOIP</text:p>
              </table:table-cell>
              <table:table-cell office:value-type="float" office:value="0">
                <text:p>0</text:p>
              </table:table-cell>
              <table:table-cell office:value-type="float" office:value="0.133333333333">
                <text:p>0.133333333333</text:p>
              </table:table-cell>
              <table:table-cell office:value-type="float" office:value="0.666666666667">
                <text:p>0.666666666667</text:p>
              </table:table-cell>
            </table:table-row>
            <table:table-row>
              <table:table-cell office:value-type="string">
                <text:p>CP_MJ3h</text:p>
              </table:table-cell>
              <table:table-cell office:value-type="float" office:value="0">
                <text:p>0</text:p>
              </table:table-cell>
              <table:table-cell office:value-type="float" office:value="0.266666666667">
                <text:p>0.266666666667</text:p>
              </table:table-cell>
              <table:table-cell office:value-type="float" office:value="0.666666666667">
                <text:p>0.666666666667</text:p>
              </table:table-cell>
            </table:table-row>
            <table:table-row>
              <table:table-cell office:value-type="string">
                <text:p>CP_TD</text:p>
              </table:table-cell>
              <table:table-cell office:value-type="float" office:value="0">
                <text:p>0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0.666666666667">
                <text:p>0.666666666667</text:p>
              </table:table-cell>
            </table:table-row>
            <table:table-row>
              <table:table-cell office:value-type="string">
                <text:p>CP_BFKV</text:p>
              </table:table-cell>
              <table:table-cell office:value-type="float" office:value="0.0666666666667">
                <text:p>0.0666666666667</text:p>
              </table:table-cell>
              <table:table-cell office:value-type="float" office:value="0.4">
                <text:p>0.4</text:p>
              </table:table-cell>
              <table:table-cell office:value-type="float" office:value="0.666666666667">
                <text:p>0.666666666667</text:p>
              </table:table-cell>
            </table:table-row>
            <table:table-row>
              <table:table-cell office:value-type="string">
                <text:p>CP_Z3DC_MIN</text:p>
              </table:table-cell>
              <table:table-cell office:value-type="float" office:value="0.0666666666667">
                <text:p>0.0666666666667</text:p>
              </table:table-cell>
              <table:table-cell office:value-type="float" office:value="0.4">
                <text:p>0.4</text:p>
              </table:table-cell>
              <table:table-cell office:value-type="float" office:value="0.666666666667">
                <text:p>0.666666666667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0.133333333333">
                <text:p>0.133333333333</text:p>
              </table:table-cell>
              <table:table-cell office:value-type="float" office:value="0.466666666667">
                <text:p>0.466666666667</text:p>
              </table:table-cell>
              <table:table-cell office:value-type="float" office:value="0.666666666667">
                <text:p>0.666666666667</text:p>
              </table:table-cell>
            </table:table-row>
            <table:table-row>
              <table:table-cell office:value-type="string">
                <text:p>AP_calRWp</text:p>
              </table:table-cell>
              <table:table-cell office:value-type="float" office:value="0.2">
                <text:p>0.2</text:p>
              </table:table-cell>
              <table:table-cell office:value-type="float" office:value="0.466666666667">
                <text:p>0.466666666667</text:p>
              </table:table-cell>
              <table:table-cell office:value-type="float" office:value="0.666666666667">
                <text:p>0.666666666667</text:p>
              </table:table-cell>
            </table:table-row>
            <table:table-row>
              <table:table-cell office:value-type="string">
                <text:p>AP_calRW</text:p>
              </table:table-cell>
              <table:table-cell office:value-type="float" office:value="0.133333333333">
                <text:p>0.133333333333</text:p>
              </table:table-cell>
              <table:table-cell office:value-type="float" office:value="0.533333333333">
                <text:p>0.533333333333</text:p>
              </table:table-cell>
              <table:table-cell office:value-type="float" office:value="0.666666666667">
                <text:p>0.666666666667</text:p>
              </table:table-cell>
            </table:table-row>
            <table:table-row>
              <table:table-cell office:value-type="string">
                <text:p>CP_ZS3DC_MIN</text:p>
              </table:table-cell>
              <table:table-cell office:value-type="float" office:value="0.0666666666667">
                <text:p>0.0666666666667</text:p>
              </table:table-cell>
              <table:table-cell office:value-type="float" office:value="0.133333333333">
                <text:p>0.133333333333</text:p>
              </table:table-cell>
              <table:table-cell office:value-type="float" office:value="0.733333333333">
                <text:p>0.733333333333</text:p>
              </table:table-cell>
            </table:table-row>
            <table:table-row>
              <table:table-cell office:value-type="string">
                <text:p>CP_ES3DC_MIN</text:p>
              </table:table-cell>
              <table:table-cell office:value-type="float" office:value="0">
                <text:p>0</text:p>
              </table:table-cell>
              <table:table-cell office:value-type="float" office:value="0.266666666667">
                <text:p>0.266666666667</text:p>
              </table:table-cell>
              <table:table-cell office:value-type="float" office:value="0.733333333333">
                <text:p>0.733333333333</text:p>
              </table:table-cell>
            </table:table-row>
            <table:table-row>
              <table:table-cell office:value-type="string">
                <text:p>CP_DECK</text:p>
              </table:table-cell>
              <table:table-cell office:value-type="float" office:value="0.133333333333">
                <text:p>0.133333333333</text:p>
              </table:table-cell>
              <table:table-cell office:value-type="float" office:value="0.466666666667">
                <text:p>0.466666666667</text:p>
              </table:table-cell>
              <table:table-cell office:value-type="float" office:value="0.733333333333">
                <text:p>0.733333333333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0.266666666667">
                <text:p>0.266666666667</text:p>
              </table:table-cell>
              <table:table-cell office:value-type="float" office:value="0.466666666667">
                <text:p>0.466666666667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90"/>
      <style:graphic-properties svg:stroke-color="#b3b3b3"/>
      <style:text-properties fo:font-size="8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/>
      <style:graphic-properties draw:fill="hatch" draw:fill-color="#004586" draw:fill-hatch-name="Black_20_45_20_Degrees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fill-color="#808080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fill-color="#3333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802cm" svg:height="9cm" xlink:href=".." xlink:type="simple" chart:class="chart:bar" chart:style-name="ch1">
        <chart:legend svg:x="7.101cm" svg:y="0.275cm" style:legend-expansion="custom" chartooo:width="4.599cm" chartooo:height="0.598cm" style:legend-expansion-aspect-ratio="7.69063545150502" chart:style-name="ch2"/>
        <chart:plot-area chart:style-name="ch3" table:cell-range-address="Sheet1.E3:Sheet1.H26 Sheet1.F2:Sheet1.H2" chart:data-source-has-labels="both" svg:x="1.482cm" svg:y="0.703cm" svg:width="16.845cm" svg:height="7.27cm">
          <chartooo:coordinate-region svg:x="2.035cm" svg:y="0.87cm" svg:width="16.292cm" svg:height="4.676cm"/>
          <chart:axis chart:dimension="x" chart:name="primary-x" chart:style-name="ch4" chartooo:axis-type="auto">
            <chartooo:date-scale/>
            <chart:title svg:x="8.257cm" svg:y="8.186cm" chart:style-name="ch5">
              <text:p>Best Scoring functions</text:p>
            </chart:title>
            <chart:categories table:cell-range-address="Sheet1.E3:Sheet1.E26"/>
          </chart:axis>
          <chart:axis chart:dimension="y" chart:name="primary-y" chart:style-name="ch6">
            <chart:title svg:x="0.523cm" svg:y="6.3cm" chart:style-name="ch7">
              <text:p>Success rate parcentage </text:p>
            </chart:title>
            <chart:grid chart:style-name="ch8" chart:class="major"/>
          </chart:axis>
          <chart:series chart:style-name="ch9" chart:values-cell-range-address="Sheet1.F3:Sheet1.F26" chart:label-cell-address="Sheet1.F2:Sheet1.F2" chart:class="chart:bar">
            <chart:data-point chart:repeated="24"/>
          </chart:series>
          <chart:series chart:style-name="ch10" chart:values-cell-range-address="Sheet1.G3:Sheet1.G26" chart:label-cell-address="Sheet1.G2:Sheet1.G2" chart:class="chart:bar">
            <chart:data-point chart:repeated="24"/>
          </chart:series>
          <chart:series chart:style-name="ch11" chart:values-cell-range-address="Sheet1.H3:Sheet1.H26" chart:label-cell-address="Sheet1.H2:Sheet1.H2" chart:class="chart:ba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  <draw:g>
                  <svg:desc>Sheet1.F2:Sheet1.F2</svg:desc>
                </draw:g>
              </table:table-cell>
              <table:table-cell office:value-type="string">
                <text:p> Top10</text:p>
                <draw:g>
                  <svg:desc>Sheet1.G2:Sheet1.G2</svg:desc>
                </draw:g>
              </table:table-cell>
              <table:table-cell office:value-type="string">
                <text:p>Top100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ELOCAL_CB</text:p>
                <draw:g>
                  <svg:desc>Sheet1.E3:Sheet1.E26</svg:desc>
                </draw:g>
              </table:table-cell>
              <table:table-cell office:value-type="float" office:value="6.66666666667">
                <text:p>6.66666666667</text:p>
                <draw:g>
                  <svg:desc>Sheet1.F3:Sheet1.F26</svg:desc>
                </draw:g>
              </table:table-cell>
              <table:table-cell office:value-type="float" office:value="26.6666666667">
                <text:p>26.6666666667</text:p>
                <draw:g>
                  <svg:desc>Sheet1.G3:Sheet1.G26</svg:desc>
                </draw:g>
              </table:table-cell>
              <table:table-cell office:value-type="float" office:value="53.3333333333">
                <text:p>53.3333333333</text:p>
                <draw:g>
                  <svg:desc>Sheet1.H3:Sheet1.H26</svg:desc>
                </draw:g>
              </table:table-cell>
            </table:table-row>
            <table:table-row>
              <table:table-cell office:value-type="string">
                <text:p>CP_MSBM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26.6666666667">
                <text:p>26.666666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ZLOCAL_CB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26.6666666667">
                <text:p>26.6666666667</text:p>
              </table:table-cell>
              <table:table-cell office:value-type="float" office:value="53.3333333333">
                <text:p>53.3333333333</text:p>
              </table:table-cell>
            </table:table-row>
            <table:table-row>
              <table:table-cell office:value-type="string">
                <text:p>CP_Qm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26.6666666667">
                <text:p>26.666666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BL</text:p>
              </table:table-cell>
              <table:table-cell office:value-type="float" office:value="20">
                <text:p>20</text:p>
              </table:table-cell>
              <table:table-cell office:value-type="float" office:value="26.6666666667">
                <text:p>26.6666666667</text:p>
              </table:table-cell>
              <table:table-cell office:value-type="float" office:value="46.6666666667">
                <text:p>46.6666666667</text:p>
              </table:table-cell>
            </table:table-row>
            <table:table-row>
              <table:table-cell office:value-type="string">
                <text:p>CP_Qa</text:p>
              </table:table-cell>
              <table:table-cell office:value-type="float" office:value="20">
                <text:p>20</text:p>
              </table:table-cell>
              <table:table-cell office:value-type="float" office:value="26.6666666667">
                <text:p>26.666666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AP_WENG</text:p>
              </table:table-cell>
              <table:table-cell office:value-type="float" office:value="0">
                <text:p>0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46.6666666667">
                <text:p>46.6666666667</text:p>
              </table:table-cell>
            </table:table-row>
            <table:table-row>
              <table:table-cell office:value-type="string">
                <text:p>CP_Qp</text:p>
              </table:table-cell>
              <table:table-cell office:value-type="float" office:value="0">
                <text:p>0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TD</text:p>
              </table:table-cell>
              <table:table-cell office:value-type="float" office:value="0">
                <text:p>0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66.6666666667">
                <text:p>66.6666666667</text:p>
              </table:table-cell>
            </table:table-row>
            <table:table-row>
              <table:table-cell office:value-type="string">
                <text:p>CP_SJKG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53.3333333333">
                <text:p>53.3333333333</text:p>
              </table:table-cell>
            </table:table-row>
            <table:table-row>
              <table:table-cell office:value-type="string">
                <text:p>CP_TEl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RO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46.6666666667">
                <text:p>46.6666666667</text:p>
              </table:table-cell>
            </table:table-row>
            <table:table-row>
              <table:table-cell office:value-type="string">
                <text:p>PYDOCK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46.6666666667">
                <text:p>46.6666666667</text:p>
              </table:table-cell>
            </table:table-row>
            <table:table-row>
              <table:table-cell office:value-type="string">
                <text:p>AP_GOAP_ALL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53.3333333333">
                <text:p>53.3333333333</text:p>
              </table:table-cell>
            </table:table-row>
            <table:table-row>
              <table:table-cell office:value-type="string">
                <text:p>CP_BFKV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40">
                <text:p>40</text:p>
              </table:table-cell>
              <table:table-cell office:value-type="float" office:value="66.6666666667">
                <text:p>66.6666666667</text:p>
              </table:table-cell>
            </table:table-row>
            <table:table-row>
              <table:table-cell office:value-type="string">
                <text:p>CP_Z3DC_MIN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40">
                <text:p>40</text:p>
              </table:table-cell>
              <table:table-cell office:value-type="float" office:value="66.6666666667">
                <text:p>66.6666666667</text:p>
              </table:table-cell>
            </table:table-row>
            <table:table-row>
              <table:table-cell office:value-type="string">
                <text:p>CP_SKOa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40">
                <text:p>40</text:p>
              </table:table-cell>
              <table:table-cell office:value-type="float" office:value="53.3333333333">
                <text:p>53.3333333333</text:p>
              </table:table-cell>
            </table:table-row>
            <table:table-row>
              <table:table-cell office:value-type="string">
                <text:p>DESOLV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53.3333333333">
                <text:p>53.3333333333</text:p>
              </table:table-cell>
            </table:table-row>
            <table:table-row>
              <table:table-cell office:value-type="string">
                <text:p>CP_VD</text:p>
              </table:table-cell>
              <table:table-cell office:value-type="float" office:value="26.6666666667">
                <text:p>26.6666666667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ODA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46.6666666667">
                <text:p>46.6666666667</text:p>
              </table:table-cell>
              <table:table-cell office:value-type="float" office:value="53.3333333333">
                <text:p>53.3333333333</text:p>
              </table:table-cell>
            </table:table-row>
            <table:table-row>
              <table:table-cell office:value-type="string">
                <text:p>AP_DCOMPLEX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46.6666666667">
                <text:p>46.666666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BT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46.6666666667">
                <text:p>46.6666666667</text:p>
              </table:table-cell>
              <table:table-cell office:value-type="float" office:value="53.3333333333">
                <text:p>53.3333333333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46.6666666667">
                <text:p>46.6666666667</text:p>
              </table:table-cell>
              <table:table-cell office:value-type="float" office:value="66.6666666667">
                <text:p>66.6666666667</text:p>
              </table:table-cell>
            </table:table-row>
            <table:table-row>
              <table:table-cell office:value-type="string">
                <text:p>CP_DECK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46.6666666667">
                <text:p>46.6666666667</text:p>
              </table:table-cell>
              <table:table-cell office:value-type="float" office:value="73.3333333333">
                <text:p>73.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873cm" svg:height="10.601cm" xlink:href=".." xlink:type="simple" chart:class="chart:bar" chart:style-name="ch1">
        <chart:title svg:x="4.106cm" svg:y="0.347cm" chart:style-name="ch2">
          <text:p>Success rate in scoring benchmark sorted by Top100</text:p>
        </chart:title>
        <chart:legend chart:legend-position="top" svg:x="7.076cm" svg:y="1.353cm" style:legend-expansion="wide" chart:style-name="ch3"/>
        <chart:plot-area chart:style-name="ch4" table:cell-range-address="Sheet1.M3:Sheet1.P35 Sheet1.N2:Sheet1.P2" chart:data-source-has-labels="both" svg:x="0.377cm" svg:y="2.19cm" svg:width="18.119cm" svg:height="8.199cm">
          <chartooo:coordinate-region svg:x="1.051cm" svg:y="2.403cm" svg:width="17.445cm" svg:height="4.894cm"/>
          <chart:axis chart:dimension="x" chart:name="primary-x" chart:style-name="ch5" chartooo:axis-type="auto">
            <chartooo:date-scale/>
            <chart:categories table:cell-range-address="Sheet1.M3:Sheet1.M3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N3:Sheet1.N35" chart:label-cell-address="Sheet1.N2:Sheet1.N2" chart:class="chart:bar">
            <chart:data-point chart:repeated="33"/>
          </chart:series>
          <chart:series chart:style-name="ch9" chart:values-cell-range-address="Sheet1.O3:Sheet1.O35" chart:label-cell-address="Sheet1.O2:Sheet1.O2" chart:class="chart:bar">
            <chart:data-point chart:repeated="33"/>
          </chart:series>
          <chart:series chart:style-name="ch10" chart:values-cell-range-address="Sheet1.P3:Sheet1.P35" chart:label-cell-address="Sheet1.P2:Sheet1.P2" chart:class="chart:bar"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  <draw:g>
                  <svg:desc>Sheet1.N2:Sheet1.N2</svg:desc>
                </draw:g>
              </table:table-cell>
              <table:table-cell office:value-type="string">
                <text:p> Top10</text:p>
                <draw:g>
                  <svg:desc>Sheet1.O2:Sheet1.O2</svg:desc>
                </draw:g>
              </table:table-cell>
              <table:table-cell office:value-type="string">
                <text:p>Top100</text:p>
                <draw:g>
                  <svg:desc>Sheet1.P2:Sheet1.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TS</text:p>
                <draw:g>
                  <svg:desc>Sheet1.M3:Sheet1.M35</svg:desc>
                </draw:g>
              </table:table-cell>
              <table:table-cell office:value-type="float" office:value="0">
                <text:p>0</text:p>
                <draw:g>
                  <svg:desc>Sheet1.N3:Sheet1.N35</svg:desc>
                </draw:g>
              </table:table-cell>
              <table:table-cell office:value-type="float" office:value="13.3333333333">
                <text:p>13.3333333333</text:p>
                <draw:g>
                  <svg:desc>Sheet1.O3:Sheet1.O35</svg:desc>
                </draw:g>
              </table:table-cell>
              <table:table-cell office:value-type="float" office:value="60">
                <text:p>60</text:p>
                <draw:g>
                  <svg:desc>Sheet1.P3:Sheet1.P35</svg:desc>
                </draw:g>
              </table:table-cell>
            </table:table-row>
            <table:table-row>
              <table:table-cell office:value-type="string">
                <text:p>CP_EPAIR_MIN</text:p>
              </table:table-cell>
              <table:table-cell office:value-type="float" office:value="0">
                <text:p>0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MJ2h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AP_MPS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ES3DC_CB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AP_DOPE_HR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20">
                <text:p>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ELE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20">
                <text:p>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ZS3DC_CB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20">
                <text:p>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ZPAIR_MIN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20">
                <text:p>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AP_DFIRE2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20">
                <text:p>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RMFCA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20">
                <text:p>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MJPL</text:p>
              </table:table-cell>
              <table:table-cell office:value-type="float" office:value="0">
                <text:p>0</text:p>
              </table:table-cell>
              <table:table-cell office:value-type="float" office:value="26.6666666667">
                <text:p>26.666666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MSBM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26.6666666667">
                <text:p>26.666666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Qm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26.6666666667">
                <text:p>26.666666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Qa</text:p>
              </table:table-cell>
              <table:table-cell office:value-type="float" office:value="20">
                <text:p>20</text:p>
              </table:table-cell>
              <table:table-cell office:value-type="float" office:value="26.6666666667">
                <text:p>26.666666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Qp</text:p>
              </table:table-cell>
              <table:table-cell office:value-type="float" office:value="0">
                <text:p>0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TEl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VD</text:p>
              </table:table-cell>
              <table:table-cell office:value-type="float" office:value="26.6666666667">
                <text:p>26.6666666667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AP_DCOMPLEX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46.6666666667">
                <text:p>46.666666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40">
                <text:p>40</text:p>
              </table:table-cell>
              <table:table-cell office:value-type="float" office:value="46.6666666667">
                <text:p>46.666666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SKOIP</text:p>
              </table:table-cell>
              <table:table-cell office:value-type="float" office:value="0">
                <text:p>0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66.6666666667">
                <text:p>66.6666666667</text:p>
              </table:table-cell>
            </table:table-row>
            <table:table-row>
              <table:table-cell office:value-type="string">
                <text:p>CP_MJ3h</text:p>
              </table:table-cell>
              <table:table-cell office:value-type="float" office:value="0">
                <text:p>0</text:p>
              </table:table-cell>
              <table:table-cell office:value-type="float" office:value="26.6666666667">
                <text:p>26.6666666667</text:p>
              </table:table-cell>
              <table:table-cell office:value-type="float" office:value="66.6666666667">
                <text:p>66.6666666667</text:p>
              </table:table-cell>
            </table:table-row>
            <table:table-row>
              <table:table-cell office:value-type="string">
                <text:p>CP_TD</text:p>
              </table:table-cell>
              <table:table-cell office:value-type="float" office:value="0">
                <text:p>0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66.6666666667">
                <text:p>66.6666666667</text:p>
              </table:table-cell>
            </table:table-row>
            <table:table-row>
              <table:table-cell office:value-type="string">
                <text:p>CP_BFKV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40">
                <text:p>40</text:p>
              </table:table-cell>
              <table:table-cell office:value-type="float" office:value="66.6666666667">
                <text:p>66.6666666667</text:p>
              </table:table-cell>
            </table:table-row>
            <table:table-row>
              <table:table-cell office:value-type="string">
                <text:p>CP_Z3DC_MIN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40">
                <text:p>40</text:p>
              </table:table-cell>
              <table:table-cell office:value-type="float" office:value="66.6666666667">
                <text:p>66.6666666667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46.6666666667">
                <text:p>46.6666666667</text:p>
              </table:table-cell>
              <table:table-cell office:value-type="float" office:value="66.6666666667">
                <text:p>66.6666666667</text:p>
              </table:table-cell>
            </table:table-row>
            <table:table-row>
              <table:table-cell office:value-type="string">
                <text:p>AP_calRWp</text:p>
              </table:table-cell>
              <table:table-cell office:value-type="float" office:value="20">
                <text:p>20</text:p>
              </table:table-cell>
              <table:table-cell office:value-type="float" office:value="46.6666666667">
                <text:p>46.6666666667</text:p>
              </table:table-cell>
              <table:table-cell office:value-type="float" office:value="66.6666666667">
                <text:p>66.6666666667</text:p>
              </table:table-cell>
            </table:table-row>
            <table:table-row>
              <table:table-cell office:value-type="string">
                <text:p>AP_calRW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53.3333333333">
                <text:p>53.3333333333</text:p>
              </table:table-cell>
              <table:table-cell office:value-type="float" office:value="66.6666666667">
                <text:p>66.6666666667</text:p>
              </table:table-cell>
            </table:table-row>
            <table:table-row>
              <table:table-cell office:value-type="string">
                <text:p>CP_ZS3DC_MIN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73.3333333333">
                <text:p>73.3333333333</text:p>
              </table:table-cell>
            </table:table-row>
            <table:table-row>
              <table:table-cell office:value-type="string">
                <text:p>CP_ES3DC_MIN</text:p>
              </table:table-cell>
              <table:table-cell office:value-type="float" office:value="0">
                <text:p>0</text:p>
              </table:table-cell>
              <table:table-cell office:value-type="float" office:value="26.6666666667">
                <text:p>26.6666666667</text:p>
              </table:table-cell>
              <table:table-cell office:value-type="float" office:value="73.3333333333">
                <text:p>73.3333333333</text:p>
              </table:table-cell>
            </table:table-row>
            <table:table-row>
              <table:table-cell office:value-type="string">
                <text:p>CP_DECK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46.6666666667">
                <text:p>46.6666666667</text:p>
              </table:table-cell>
              <table:table-cell office:value-type="float" office:value="73.3333333333">
                <text:p>73.3333333333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26.6666666667">
                <text:p>26.6666666667</text:p>
              </table:table-cell>
              <table:table-cell office:value-type="float" office:value="46.6666666667">
                <text:p>46.6666666667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186cm" svg:height="14.074cm" xlink:href=".." xlink:type="simple" chart:class="chart:bar" chart:style-name="ch1">
        <chart:legend chart:legend-position="top" svg:x="7.733cm" svg:y="0.185cm" style:legend-expansion="wide" chart:style-name="ch2"/>
        <chart:plot-area chart:style-name="ch3" table:cell-range-address="Sheet1.M3:Sheet1.P35 Sheet1.N2:Sheet1.P2" chart:data-source-has-labels="both" svg:x="1.437cm" svg:y="1.091cm" svg:width="18.346cm" svg:height="11.698cm">
          <chartooo:coordinate-region svg:x="2.111cm" svg:y="1.304cm" svg:width="17.672cm" svg:height="8.392cm"/>
          <chart:axis chart:dimension="x" chart:name="primary-x" chart:style-name="ch4" chartooo:axis-type="auto">
            <chartooo:date-scale/>
            <chart:title svg:x="9.283cm" svg:y="13.071cm" chart:style-name="ch5">
              <text:p>Scoring functions</text:p>
            </chart:title>
            <chart:categories table:cell-range-address="Sheet1.M3:Sheet1.M35"/>
          </chart:axis>
          <chart:axis chart:dimension="y" chart:name="primary-y" chart:style-name="ch6">
            <chart:title svg:x="0.451cm" svg:y="8.857cm" chart:style-name="ch7">
              <text:p>Success rate percentage</text:p>
            </chart:title>
            <chart:grid chart:style-name="ch8" chart:class="major"/>
          </chart:axis>
          <chart:series chart:style-name="ch9" chart:values-cell-range-address="Sheet1.N3:Sheet1.N35" chart:label-cell-address="Sheet1.N2:Sheet1.N2" chart:class="chart:bar">
            <chart:data-point chart:repeated="33"/>
          </chart:series>
          <chart:series chart:style-name="ch10" chart:values-cell-range-address="Sheet1.O3:Sheet1.O35" chart:label-cell-address="Sheet1.O2:Sheet1.O2" chart:class="chart:bar">
            <chart:data-point chart:repeated="33"/>
          </chart:series>
          <chart:series chart:style-name="ch11" chart:values-cell-range-address="Sheet1.P3:Sheet1.P35" chart:label-cell-address="Sheet1.P2:Sheet1.P2" chart:class="chart:bar">
            <chart:data-point chart:repeated="3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  <draw:g>
                  <svg:desc>Sheet1.N2:Sheet1.N2</svg:desc>
                </draw:g>
              </table:table-cell>
              <table:table-cell office:value-type="string">
                <text:p> Top10</text:p>
                <draw:g>
                  <svg:desc>Sheet1.O2:Sheet1.O2</svg:desc>
                </draw:g>
              </table:table-cell>
              <table:table-cell office:value-type="string">
                <text:p>Top100</text:p>
                <draw:g>
                  <svg:desc>Sheet1.P2:Sheet1.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TS</text:p>
                <draw:g>
                  <svg:desc>Sheet1.M3:Sheet1.M35</svg:desc>
                </draw:g>
              </table:table-cell>
              <table:table-cell office:value-type="float" office:value="0">
                <text:p>0</text:p>
                <draw:g>
                  <svg:desc>Sheet1.N3:Sheet1.N35</svg:desc>
                </draw:g>
              </table:table-cell>
              <table:table-cell office:value-type="float" office:value="13.3333333333">
                <text:p>13.3333333333</text:p>
                <draw:g>
                  <svg:desc>Sheet1.O3:Sheet1.O35</svg:desc>
                </draw:g>
              </table:table-cell>
              <table:table-cell office:value-type="float" office:value="60">
                <text:p>60</text:p>
                <draw:g>
                  <svg:desc>Sheet1.P3:Sheet1.P35</svg:desc>
                </draw:g>
              </table:table-cell>
            </table:table-row>
            <table:table-row>
              <table:table-cell office:value-type="string">
                <text:p>CP_EPAIR_MIN</text:p>
              </table:table-cell>
              <table:table-cell office:value-type="float" office:value="0">
                <text:p>0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MJ2h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AP_MPS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ES3DC_CB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AP_DOPE_HR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20">
                <text:p>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ELE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20">
                <text:p>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ZS3DC_CB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20">
                <text:p>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ZPAIR_MIN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20">
                <text:p>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AP_DFIRE2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20">
                <text:p>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RMFCA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20">
                <text:p>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MJPL</text:p>
              </table:table-cell>
              <table:table-cell office:value-type="float" office:value="0">
                <text:p>0</text:p>
              </table:table-cell>
              <table:table-cell office:value-type="float" office:value="26.6666666667">
                <text:p>26.666666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MSBM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26.6666666667">
                <text:p>26.666666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Qm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26.6666666667">
                <text:p>26.666666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Qa</text:p>
              </table:table-cell>
              <table:table-cell office:value-type="float" office:value="20">
                <text:p>20</text:p>
              </table:table-cell>
              <table:table-cell office:value-type="float" office:value="26.6666666667">
                <text:p>26.666666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Qp</text:p>
              </table:table-cell>
              <table:table-cell office:value-type="float" office:value="0">
                <text:p>0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TEl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VD</text:p>
              </table:table-cell>
              <table:table-cell office:value-type="float" office:value="26.6666666667">
                <text:p>26.6666666667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AP_DCOMPLEX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46.6666666667">
                <text:p>46.666666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40">
                <text:p>40</text:p>
              </table:table-cell>
              <table:table-cell office:value-type="float" office:value="46.6666666667">
                <text:p>46.666666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SKOIP</text:p>
              </table:table-cell>
              <table:table-cell office:value-type="float" office:value="0">
                <text:p>0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66.6666666667">
                <text:p>66.6666666667</text:p>
              </table:table-cell>
            </table:table-row>
            <table:table-row>
              <table:table-cell office:value-type="string">
                <text:p>CP_MJ3h</text:p>
              </table:table-cell>
              <table:table-cell office:value-type="float" office:value="0">
                <text:p>0</text:p>
              </table:table-cell>
              <table:table-cell office:value-type="float" office:value="26.6666666667">
                <text:p>26.6666666667</text:p>
              </table:table-cell>
              <table:table-cell office:value-type="float" office:value="66.6666666667">
                <text:p>66.6666666667</text:p>
              </table:table-cell>
            </table:table-row>
            <table:table-row>
              <table:table-cell office:value-type="string">
                <text:p>CP_TD</text:p>
              </table:table-cell>
              <table:table-cell office:value-type="float" office:value="0">
                <text:p>0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66.6666666667">
                <text:p>66.6666666667</text:p>
              </table:table-cell>
            </table:table-row>
            <table:table-row>
              <table:table-cell office:value-type="string">
                <text:p>CP_BFKV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40">
                <text:p>40</text:p>
              </table:table-cell>
              <table:table-cell office:value-type="float" office:value="66.6666666667">
                <text:p>66.6666666667</text:p>
              </table:table-cell>
            </table:table-row>
            <table:table-row>
              <table:table-cell office:value-type="string">
                <text:p>CP_Z3DC_MIN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40">
                <text:p>40</text:p>
              </table:table-cell>
              <table:table-cell office:value-type="float" office:value="66.6666666667">
                <text:p>66.6666666667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46.6666666667">
                <text:p>46.6666666667</text:p>
              </table:table-cell>
              <table:table-cell office:value-type="float" office:value="66.6666666667">
                <text:p>66.6666666667</text:p>
              </table:table-cell>
            </table:table-row>
            <table:table-row>
              <table:table-cell office:value-type="string">
                <text:p>AP_calRWp</text:p>
              </table:table-cell>
              <table:table-cell office:value-type="float" office:value="20">
                <text:p>20</text:p>
              </table:table-cell>
              <table:table-cell office:value-type="float" office:value="46.6666666667">
                <text:p>46.6666666667</text:p>
              </table:table-cell>
              <table:table-cell office:value-type="float" office:value="66.6666666667">
                <text:p>66.6666666667</text:p>
              </table:table-cell>
            </table:table-row>
            <table:table-row>
              <table:table-cell office:value-type="string">
                <text:p>AP_calRW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53.3333333333">
                <text:p>53.3333333333</text:p>
              </table:table-cell>
              <table:table-cell office:value-type="float" office:value="66.6666666667">
                <text:p>66.6666666667</text:p>
              </table:table-cell>
            </table:table-row>
            <table:table-row>
              <table:table-cell office:value-type="string">
                <text:p>CP_ZS3DC_MIN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73.3333333333">
                <text:p>73.3333333333</text:p>
              </table:table-cell>
            </table:table-row>
            <table:table-row>
              <table:table-cell office:value-type="string">
                <text:p>CP_ES3DC_MIN</text:p>
              </table:table-cell>
              <table:table-cell office:value-type="float" office:value="0">
                <text:p>0</text:p>
              </table:table-cell>
              <table:table-cell office:value-type="float" office:value="26.6666666667">
                <text:p>26.6666666667</text:p>
              </table:table-cell>
              <table:table-cell office:value-type="float" office:value="73.3333333333">
                <text:p>73.3333333333</text:p>
              </table:table-cell>
            </table:table-row>
            <table:table-row>
              <table:table-cell office:value-type="string">
                <text:p>CP_DECK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46.6666666667">
                <text:p>46.6666666667</text:p>
              </table:table-cell>
              <table:table-cell office:value-type="float" office:value="73.3333333333">
                <text:p>73.3333333333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26.6666666667">
                <text:p>26.6666666667</text:p>
              </table:table-cell>
              <table:table-cell office:value-type="float" office:value="46.6666666667">
                <text:p>46.6666666667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033cm" svg:height="12.43cm" xlink:href=".." xlink:type="simple" chart:class="chart:bar" chart:style-name="ch1">
        <chart:legend chart:legend-position="top" svg:x="7.156cm" svg:y="0.185cm" style:legend-expansion="wide" chart:style-name="ch2"/>
        <chart:plot-area chart:style-name="ch3" table:cell-range-address="Sheet1.E2:Sheet1.H32" chart:data-source-has-labels="both" svg:x="1.414cm" svg:y="1.058cm" svg:width="17.239cm" svg:height="10.12cm">
          <chartooo:coordinate-region svg:x="2.088cm" svg:y="1.272cm" svg:width="16.565cm" svg:height="6.753cm"/>
          <chart:axis chart:dimension="x" chart:name="primary-x" chart:style-name="ch4" chartooo:axis-type="auto">
            <chartooo:date-scale/>
            <chart:title svg:x="8.706cm" svg:y="11.427cm" chart:style-name="ch5">
              <text:p>Scoring functions</text:p>
            </chart:title>
            <chart:categories table:cell-range-address="Sheet1.E3:Sheet1.E32"/>
          </chart:axis>
          <chart:axis chart:dimension="y" chart:name="primary-y" chart:style-name="ch6">
            <chart:title svg:x="0.451cm" svg:y="8.035cm" chart:style-name="ch7">
              <text:p>Success rate percentage</text:p>
            </chart:title>
            <chart:grid chart:style-name="ch8" chart:class="major"/>
          </chart:axis>
          <chart:series chart:style-name="ch9" chart:values-cell-range-address="Sheet1.F3:Sheet1.F32" chart:label-cell-address="Sheet1.F2:Sheet1.F2" chart:class="chart:bar">
            <chart:data-point chart:repeated="30"/>
          </chart:series>
          <chart:series chart:style-name="ch10" chart:values-cell-range-address="Sheet1.G3:Sheet1.G32" chart:label-cell-address="Sheet1.G2:Sheet1.G2" chart:class="chart:bar">
            <chart:data-point chart:repeated="30"/>
          </chart:series>
          <chart:series chart:style-name="ch11" chart:values-cell-range-address="Sheet1.H3:Sheet1.H32" chart:label-cell-address="Sheet1.H2:Sheet1.H2" chart:class="chart:ba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  <draw:g>
                  <svg:desc>Sheet1.F2:Sheet1.F2</svg:desc>
                </draw:g>
              </table:table-cell>
              <table:table-cell office:value-type="string">
                <text:p> Top10</text:p>
                <draw:g>
                  <svg:desc>Sheet1.G2:Sheet1.G2</svg:desc>
                </draw:g>
              </table:table-cell>
              <table:table-cell office:value-type="string">
                <text:p>Top100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ELOCAL_CB</text:p>
                <draw:g>
                  <svg:desc>Sheet1.E3:Sheet1.E32</svg:desc>
                </draw:g>
              </table:table-cell>
              <table:table-cell office:value-type="float" office:value="6.66666666667">
                <text:p>6.66666666667</text:p>
                <draw:g>
                  <svg:desc>Sheet1.F3:Sheet1.F32</svg:desc>
                </draw:g>
              </table:table-cell>
              <table:table-cell office:value-type="float" office:value="26.6666666667">
                <text:p>26.6666666667</text:p>
                <draw:g>
                  <svg:desc>Sheet1.G3:Sheet1.G32</svg:desc>
                </draw:g>
              </table:table-cell>
              <table:table-cell office:value-type="float" office:value="53.3333333333">
                <text:p>53.3333333333</text:p>
                <draw:g>
                  <svg:desc>Sheet1.H3:Sheet1.H32</svg:desc>
                </draw:g>
              </table:table-cell>
            </table:table-row>
            <table:table-row>
              <table:table-cell office:value-type="string">
                <text:p>CP_MSBM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26.6666666667">
                <text:p>26.666666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ZLOCAL_CB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26.6666666667">
                <text:p>26.6666666667</text:p>
              </table:table-cell>
              <table:table-cell office:value-type="float" office:value="53.3333333333">
                <text:p>53.3333333333</text:p>
              </table:table-cell>
            </table:table-row>
            <table:table-row>
              <table:table-cell office:value-type="string">
                <text:p>CP_Qm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26.6666666667">
                <text:p>26.666666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BL</text:p>
              </table:table-cell>
              <table:table-cell office:value-type="float" office:value="20">
                <text:p>20</text:p>
              </table:table-cell>
              <table:table-cell office:value-type="float" office:value="26.6666666667">
                <text:p>26.6666666667</text:p>
              </table:table-cell>
              <table:table-cell office:value-type="float" office:value="46.6666666667">
                <text:p>46.6666666667</text:p>
              </table:table-cell>
            </table:table-row>
            <table:table-row>
              <table:table-cell office:value-type="string">
                <text:p>CP_Qa</text:p>
              </table:table-cell>
              <table:table-cell office:value-type="float" office:value="20">
                <text:p>20</text:p>
              </table:table-cell>
              <table:table-cell office:value-type="float" office:value="26.6666666667">
                <text:p>26.666666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AP_WENG</text:p>
              </table:table-cell>
              <table:table-cell office:value-type="float" office:value="0">
                <text:p>0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46.6666666667">
                <text:p>46.6666666667</text:p>
              </table:table-cell>
            </table:table-row>
            <table:table-row>
              <table:table-cell office:value-type="string">
                <text:p>CP_Qp</text:p>
              </table:table-cell>
              <table:table-cell office:value-type="float" office:value="0">
                <text:p>0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TD</text:p>
              </table:table-cell>
              <table:table-cell office:value-type="float" office:value="0">
                <text:p>0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66.6666666667">
                <text:p>66.6666666667</text:p>
              </table:table-cell>
            </table:table-row>
            <table:table-row>
              <table:table-cell office:value-type="string">
                <text:p>CP_SJKG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53.3333333333">
                <text:p>53.3333333333</text:p>
              </table:table-cell>
            </table:table-row>
            <table:table-row>
              <table:table-cell office:value-type="string">
                <text:p>CP_TEl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RO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46.6666666667">
                <text:p>46.6666666667</text:p>
              </table:table-cell>
            </table:table-row>
            <table:table-row>
              <table:table-cell office:value-type="string">
                <text:p>PYDOCK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46.6666666667">
                <text:p>46.6666666667</text:p>
              </table:table-cell>
            </table:table-row>
            <table:table-row>
              <table:table-cell office:value-type="string">
                <text:p>AP_GOAP_ALL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53.3333333333">
                <text:p>53.3333333333</text:p>
              </table:table-cell>
            </table:table-row>
            <table:table-row>
              <table:table-cell office:value-type="string">
                <text:p>CP_BFKV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40">
                <text:p>40</text:p>
              </table:table-cell>
              <table:table-cell office:value-type="float" office:value="66.6666666667">
                <text:p>66.6666666667</text:p>
              </table:table-cell>
            </table:table-row>
            <table:table-row>
              <table:table-cell office:value-type="string">
                <text:p>CP_Z3DC_MIN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40">
                <text:p>40</text:p>
              </table:table-cell>
              <table:table-cell office:value-type="float" office:value="66.6666666667">
                <text:p>66.6666666667</text:p>
              </table:table-cell>
            </table:table-row>
            <table:table-row>
              <table:table-cell office:value-type="string">
                <text:p>CP_SKOa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40">
                <text:p>40</text:p>
              </table:table-cell>
              <table:table-cell office:value-type="float" office:value="53.3333333333">
                <text:p>53.3333333333</text:p>
              </table:table-cell>
            </table:table-row>
            <table:table-row>
              <table:table-cell office:value-type="string">
                <text:p>DESOLV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53.3333333333">
                <text:p>53.3333333333</text:p>
              </table:table-cell>
            </table:table-row>
            <table:table-row>
              <table:table-cell office:value-type="string">
                <text:p>CP_VD</text:p>
              </table:table-cell>
              <table:table-cell office:value-type="float" office:value="26.6666666667">
                <text:p>26.6666666667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ODA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46.6666666667">
                <text:p>46.6666666667</text:p>
              </table:table-cell>
              <table:table-cell office:value-type="float" office:value="53.3333333333">
                <text:p>53.3333333333</text:p>
              </table:table-cell>
            </table:table-row>
            <table:table-row>
              <table:table-cell office:value-type="string">
                <text:p>AP_DCOMPLEX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46.6666666667">
                <text:p>46.666666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P_BT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46.6666666667">
                <text:p>46.6666666667</text:p>
              </table:table-cell>
              <table:table-cell office:value-type="float" office:value="53.3333333333">
                <text:p>53.3333333333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46.6666666667">
                <text:p>46.6666666667</text:p>
              </table:table-cell>
              <table:table-cell office:value-type="float" office:value="66.6666666667">
                <text:p>66.6666666667</text:p>
              </table:table-cell>
            </table:table-row>
            <table:table-row>
              <table:table-cell office:value-type="string">
                <text:p>CP_DECK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46.6666666667">
                <text:p>46.6666666667</text:p>
              </table:table-cell>
              <table:table-cell office:value-type="float" office:value="73.3333333333">
                <text:p>73.3333333333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20">
                <text:p>20</text:p>
              </table:table-cell>
              <table:table-cell office:value-type="float" office:value="46.6666666667">
                <text:p>46.6666666667</text:p>
              </table:table-cell>
              <table:table-cell office:value-type="float" office:value="53.3333333333">
                <text:p>53.3333333333</text:p>
              </table:table-cell>
            </table:table-row>
            <table:table-row>
              <table:table-cell office:value-type="string">
                <text:p>AP_calRWp</text:p>
              </table:table-cell>
              <table:table-cell office:value-type="float" office:value="20">
                <text:p>20</text:p>
              </table:table-cell>
              <table:table-cell office:value-type="float" office:value="46.6666666667">
                <text:p>46.6666666667</text:p>
              </table:table-cell>
              <table:table-cell office:value-type="float" office:value="66.6666666667">
                <text:p>66.6666666667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26.6666666667">
                <text:p>26.6666666667</text:p>
              </table:table-cell>
              <table:table-cell office:value-type="float" office:value="46.6666666667">
                <text:p>46.666666666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46.6666666667">
                <text:p>46.6666666667</text:p>
              </table:table-cell>
              <table:table-cell office:value-type="float" office:value="53.3333333333">
                <text:p>53.3333333333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40">
                <text:p>40</text:p>
              </table:table-cell>
              <table:table-cell office:value-type="float" office:value="46.6666666667">
                <text:p>46.66666666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AP_calRW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53.3333333333">
                <text:p>53.3333333333</text:p>
              </table:table-cell>
              <table:table-cell office:value-type="float" office:value="66.6666666667">
                <text:p>66.66666666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